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245cm" table:align="left"/>
    </style:style>
    <style:style style:name="Tabelle1.A" style:family="table-column">
      <style:table-column-properties style:column-width="16.245cm"/>
    </style:style>
    <style:style style:name="Tabelle1.A1" style:family="table-cell">
      <style:table-cell-properties style:vertical-align="middle" fo:padding="0cm" fo:border="none"/>
    </style:style>
    <style:style style:name="Tabelle2" style:family="table">
      <style:table-properties style:width="17cm" style:rel-width="100%" table:align="left"/>
    </style:style>
    <style:style style:name="Tabelle2.A" style:family="table-column">
      <style:table-column-properties style:column-width="4.202cm" style:rel-column-width="16198*"/>
    </style:style>
    <style:style style:name="Tabelle2.B" style:family="table-column">
      <style:table-column-properties style:column-width="2.554cm" style:rel-column-width="9846*"/>
    </style:style>
    <style:style style:name="Tabelle2.D" style:family="table-column">
      <style:table-column-properties style:column-width="7.691cm" style:rel-column-width="29644*"/>
    </style:style>
    <style:style style:name="Tabelle2.A1" style:family="table-cell">
      <style:table-cell-properties fo:padding="0cm" fo:border="none"/>
    </style:style>
    <style:style style:name="Tabelle3" style:family="table">
      <style:table-properties style:width="13.758cm" table:align="left"/>
    </style:style>
    <style:style style:name="Tabelle3.A" style:family="table-column">
      <style:table-column-properties style:column-width="11.49cm"/>
    </style:style>
    <style:style style:name="Tabelle3.B" style:family="table-column">
      <style:table-column-properties style:column-width="2.268cm"/>
    </style:style>
    <style:style style:name="Tabelle3.A1" style:family="table-cell">
      <style:table-cell-properties style:vertical-align="middle" fo:padding="0.049cm" fo:border="1pt solid #999999"/>
    </style:style>
    <style:style style:name="Tabelle3.B1" style:family="table-cell">
      <style:table-cell-properties style:vertical-align="middle" fo:padding-left="0cm" fo:padding-right="0.049cm" fo:padding-top="0.049cm" fo:padding-bottom="0.049cm" fo:border-left="none" fo:border-right="1pt solid #999999" fo:border-top="1pt solid #999999" fo:border-bottom="1pt solid #999999"/>
    </style:style>
    <style:style style:name="Tabelle3.A2" style:family="table-cell">
      <style:table-cell-properties style:vertical-align="middle" fo:padding-left="0.049cm" fo:padding-right="0.049cm" fo:padding-top="0cm" fo:padding-bottom="0.049cm" fo:border-left="1pt solid #999999" fo:border-right="1pt solid #999999" fo:border-top="none" fo:border-bottom="1pt solid #999999"/>
    </style:style>
    <style:style style:name="Tabelle3.B2" style:family="table-cell">
      <style:table-cell-properties style:vertical-align="middle" fo:padding-left="0cm" fo:padding-right="0.049cm" fo:padding-top="0cm" fo:padding-bottom="0.049cm" fo:border-left="none" fo:border-right="1pt solid #999999" fo:border-top="none" fo:border-bottom="1pt solid #999999"/>
    </style:style>
    <style:style style:name="Tabelle4" style:family="table">
      <style:table-properties style:width="16.51cm" table:align="left"/>
    </style:style>
    <style:style style:name="Tabelle4.A" style:family="table-column">
      <style:table-column-properties style:column-width="0.106cm"/>
    </style:style>
    <style:style style:name="Tabelle4.B" style:family="table-column">
      <style:table-column-properties style:column-width="6.403cm"/>
    </style:style>
    <style:style style:name="Tabelle4.C" style:family="table-column">
      <style:table-column-properties style:column-width="9.895cm"/>
    </style:style>
    <style:style style:name="Tabelle4.A1" style:family="table-cell">
      <style:table-cell-properties fo:padding="0cm" fo:border="none"/>
    </style:style>
    <style:style style:name="Tabelle4.A2" style:family="table-cell">
      <style:table-cell-properties style:vertical-align="middle" fo:padding="0cm" fo:border="none"/>
    </style:style>
    <style:style style:name="P1" style:family="paragraph" style:parent-style-name="Table_20_Contents">
      <style:paragraph-properties fo:line-height="120%"/>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cm" fo:margin-bottom="0.499cm" loext:contextual-spacing="false"/>
    </style:style>
    <style:style style:name="P4" style:family="paragraph" style:parent-style-name="Table_20_Contents">
      <style:paragraph-properties fo:margin-top="0cm" fo:margin-bottom="0.499cm" loext:contextual-spacing="false"/>
      <style:text-properties fo:language="en" fo:country="US"/>
    </style:style>
    <style:style style:name="P5" style:family="paragraph" style:parent-style-name="Table_20_Contents">
      <style:paragraph-properties fo:margin-top="0cm" fo:margin-bottom="0.499cm" loext:contextual-spacing="false"/>
      <style:text-properties fo:language="en" fo:country="US" fo:font-weight="normal"/>
    </style:style>
    <style:style style:name="P6" style:family="paragraph" style:parent-style-name="Table_20_Contents">
      <style:paragraph-properties fo:margin-top="0cm" fo:margin-bottom="0.499cm" loext:contextual-spacing="false"/>
      <style:text-properties fo:language="en" fo:country="GB" fo:font-weight="normal"/>
    </style:style>
    <style:style style:name="P7" style:family="paragraph" style:parent-style-name="Table_20_Contents">
      <style:paragraph-properties fo:margin-top="0cm" fo:margin-bottom="0.499cm" loext:contextual-spacing="false" fo:text-align="start" style:justify-single-word="false"/>
    </style:style>
    <style:style style:name="P8" style:family="paragraph" style:parent-style-name="Heading_20_1">
      <style:paragraph-properties fo:margin-left="0cm" fo:margin-right="0cm" fo:text-indent="0cm" style:auto-text-indent="false" fo:break-before="page"/>
    </style:style>
    <style:style style:name="P9" style:family="paragraph" style:parent-style-name="Heading_20_1">
      <style:paragraph-properties fo:margin-left="0cm" fo:margin-right="0cm" fo:text-indent="0cm" style:auto-text-indent="false"/>
    </style:style>
    <style:style style:name="P10" style:family="paragraph" style:parent-style-name="Heading_20_1" style:master-page-name="">
      <style:paragraph-properties fo:margin-left="0cm" fo:margin-right="0cm" fo:text-indent="0cm" style:auto-text-indent="false" style:page-number="auto" fo:break-before="auto" fo:break-after="auto"/>
    </style:style>
    <style:style style:name="P11" style:family="paragraph" style:parent-style-name="Heading_20_2">
      <style:paragraph-properties fo:margin-left="0cm" fo:margin-right="0cm" fo:text-indent="0cm" style:auto-text-indent="false"/>
    </style:style>
    <style:style style:name="P12" style:family="paragraph" style:parent-style-name="Heading_20_2">
      <style:paragraph-properties fo:margin-left="0cm" fo:margin-right="0cm" fo:text-align="start" style:justify-single-word="false" fo:text-indent="0cm" style:auto-text-indent="false"/>
    </style:style>
    <style:style style:name="P13" style:family="paragraph" style:parent-style-name="Heading_20_3">
      <style:paragraph-properties fo:margin-left="0cm" fo:margin-right="0cm" fo:text-indent="0cm" style:auto-text-indent="false"/>
    </style:style>
    <style:style style:name="P14" style:family="paragraph" style:parent-style-name="Text_20_body">
      <style:text-properties style:text-position="33% 80%"/>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text-properties fo:language="en" fo:country="US"/>
    </style:style>
    <style:style style:name="P18" style:family="paragraph" style:parent-style-name="Text_20_body">
      <style:paragraph-properties fo:text-align="start" style:justify-single-word="false"/>
      <style:text-properties fo:language="en" fo:country="US"/>
    </style:style>
    <style:style style:name="P19" style:family="paragraph" style:parent-style-name="Text_20_body">
      <style:text-properties fo:language="en" fo:country="US" style:text-underline-style="solid" style:text-underline-width="auto" style:text-underline-color="font-color"/>
    </style:style>
    <style:style style:name="P20" style:family="paragraph" style:parent-style-name="Text_20_body">
      <style:paragraph-properties fo:line-height="120%"/>
      <style:text-properties fo:font-size="9pt" fo:language="en" fo:country="US" fo:font-style="italic"/>
    </style:style>
    <style:style style:name="P21" style:family="paragraph" style:parent-style-name="Text_20_body">
      <style:text-properties style:text-line-through-style="none" style:text-line-through-type="none" style:text-underline-style="none" style:text-blinking="false"/>
    </style:style>
    <style:style style:name="P22" style:family="paragraph" style:parent-style-name="Text_20_body">
      <style:paragraph-properties fo:break-before="page"/>
    </style:style>
    <style:style style:name="P23" style:family="paragraph" style:parent-style-name="Text_20_body">
      <style:paragraph-properties fo:break-before="page"/>
      <style:text-properties fo:language="en" fo:country="US"/>
    </style:style>
    <style:style style:name="P24" style:family="paragraph" style:parent-style-name="Text_20_body">
      <style:paragraph-properties fo:margin-left="2.54cm" fo:margin-right="0cm" fo:text-indent="-0.635cm" style:auto-text-indent="false"/>
    </style:style>
    <style:style style:name="P25" style:family="paragraph" style:parent-style-name="Text_20_body">
      <style:paragraph-properties fo:margin-left="2.54cm" fo:margin-right="0cm" fo:text-align="start" style:justify-single-word="false" fo:text-indent="-0.635cm" style:auto-text-indent="false"/>
    </style:style>
    <style:style style:name="P26" style:family="paragraph" style:parent-style-name="Text_20_body">
      <style:paragraph-properties fo:margin-left="1.27cm" fo:margin-right="0cm" fo:text-indent="-0.635cm" style:auto-text-indent="false"/>
    </style:style>
    <style:style style:name="P27" style:family="paragraph" style:parent-style-name="Text_20_body">
      <style:paragraph-properties fo:margin-left="1.27cm" fo:margin-right="0cm" fo:text-align="start" style:justify-single-word="false" fo:text-indent="-0.635cm" style:auto-text-indent="false"/>
    </style:style>
    <style:style style:name="P28" style:family="paragraph" style:parent-style-name="Text_20_body">
      <style:paragraph-properties fo:margin-left="2.54cm" fo:margin-right="0cm" fo:text-indent="0cm" style:auto-text-indent="false"/>
    </style:style>
    <style:style style:name="P29" style:family="paragraph" style:parent-style-name="Text_20_body" style:list-style-name="L1">
      <style:paragraph-properties fo:margin-top="0cm" fo:margin-bottom="0.247cm" loext:contextual-spacing="false"/>
    </style:style>
    <style:style style:name="P30" style:family="paragraph" style:parent-style-name="Text_20_body" style:list-style-name="L2">
      <style:paragraph-properties fo:margin-top="0cm" fo:margin-bottom="0.247cm" loext:contextual-spacing="false"/>
    </style:style>
    <style:style style:name="P31" style:family="paragraph" style:parent-style-name="Text_20_body" style:list-style-name="L3">
      <style:paragraph-properties fo:margin-top="0cm" fo:margin-bottom="0.247cm" loext:contextual-spacing="false"/>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fo:language="en" fo:country="US" style:text-underline-style="none" style:text-blinking="false"/>
    </style:style>
    <style:style style:name="T3" style:family="text">
      <style:text-properties style:text-line-through-style="none" style:text-line-through-type="none" fo:language="de" fo:country="DE" style:text-underline-style="none" fo:font-weight="normal" style:text-blinking="false"/>
    </style:style>
    <style:style style:name="T4" style:family="text">
      <style:text-properties style:text-line-through-style="none" style:text-line-through-type="none" fo:language="de" fo:country="DE" style:text-underline-style="none" fo:font-weight="bold" style:text-blinking="false"/>
    </style:style>
    <style:style style:name="T5" style:family="text">
      <style:text-properties fo:language="en" fo:country="US"/>
    </style:style>
    <style:style style:name="T6" style:family="text">
      <style:text-properties fo:language="en" fo:country="US" fo:font-weight="bold"/>
    </style:style>
    <style:style style:name="T7" style:family="text">
      <style:text-properties fo:language="de" fo:country="DE"/>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Courier New" fo:language="en" fo:country="US"/>
    </style:style>
    <style:style style:name="T11" style:family="text">
      <style:text-properties fo:font-variant="normal" fo:text-transform="none" style:font-name="Symbol" fo:language="en" fo:country="US"/>
    </style:style>
    <style:style style:name="T12" style:family="text">
      <style:text-properties style:font-name="Courier New" fo:language="en" fo:country="US"/>
    </style:style>
    <style:style style:name="T13" style:family="text">
      <style:text-properties style:font-name="Symbol" fo:language="en" fo:country="U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able:table table:name="Tabelle1" table:style-name="Tabelle1">
        <table:table-column table:style-name="Tabelle1.A"/>
        <table:table-row>
          <table:table-cell table:style-name="Tabelle1.A1" office:value-type="string">
            <text:p text:style-name="P3"/>
          </table:table-cell>
        </table:table-row>
        <table:table-row>
          <table:table-cell table:style-name="Tabelle1.A1" office:value-type="string">
            <text:p text:style-name="P3"/>
          </table:table-cell>
        </table:table-row>
        <table:table-row>
          <table:table-cell table:style-name="Tabelle1.A1" office:value-type="string">
            <text:p text:style-name="P3"/>
          </table:table-cell>
        </table:table-row>
        <table:table-row>
          <table:table-cell table:style-name="Tabelle1.A1" office:value-type="string">
            <text:p text:style-name="P5">Independent Assessment </text:p>
          </table:table-cell>
        </table:table-row>
        <table:table-row>
          <table:table-cell table:style-name="Tabelle1.A1" office:value-type="string">
            <text:p text:style-name="P3"/>
          </table:table-cell>
        </table:table-row>
        <table:table-row>
          <table:table-cell table:style-name="Tabelle1.A1" office:value-type="string">
            <text:p text:style-name="P6">according to the standard EN 50128:2011</text:p>
          </table:table-cell>
        </table:table-row>
      </table:table>
      <text:p text:style-name="P15"/>
      <text:p text:style-name="P15"/>
      <text:p text:style-name="P15"/>
      <text:p text:style-name="P15"/>
      <text:p text:style-name="P15"/>
      <text:p text:style-name="Text_20_body"/>
      <text:p text:style-name="P23">Table of contents</text:p>
      <text:p text:style-name="Text_20_body"><text:a xlink:type="simple" xlink:href="#_Toc435010200" text:style-name="Internet_20_link" text:visited-style-name="Visited_20_Internet_20_Link"><text:span text:style-name="T5">1</text:span></text:a><text:a xlink:type="simple" xlink:href="#_Toc435010200" text:style-name="Internet_20_link" text:visited-style-name="Visited_20_Internet_20_Link"><text:span text:style-name="T2"> </text:span></text:a><text:a xlink:type="simple" xlink:href="#_Toc435010200" text:style-name="Internet_20_link" text:visited-style-name="Visited_20_Internet_20_Link"><text:span text:style-name="T5">Information about the Contract</text:span></text:a><text:a xlink:type="simple" xlink:href="#_Toc435010200" text:style-name="Internet_20_link" text:visited-style-name="Visited_20_Internet_20_Link"><text:span text:style-name="T2">................................................. </text:span></text:a><text:a xlink:type="simple" xlink:href="#_Toc435010200" text:style-name="Internet_20_link" text:visited-style-name="Visited_20_Internet_20_Link"><text:span text:style-name="T3">Fehler! Textmarke nicht definiert.</text:span></text:a></text:p>
      <text:p text:style-name="Text_20_body"><text:a xlink:type="simple" xlink:href="#_Toc435010201" text:style-name="Internet_20_link" text:visited-style-name="Visited_20_Internet_20_Link"><text:span text:style-name="T5">1.1</text:span></text:a><text:a xlink:type="simple" xlink:href="#_Toc435010201" text:style-name="Internet_20_link" text:visited-style-name="Visited_20_Internet_20_Link"><text:span text:style-name="T2"> </text:span></text:a><text:a xlink:type="simple" xlink:href="#_Toc435010201" text:style-name="Internet_20_link" text:visited-style-name="Visited_20_Internet_20_Link"><text:span text:style-name="T5">Customer\ Organization\ Authority</text:span></text:a><text:a xlink:type="simple" xlink:href="#_Toc435010201" text:style-name="Internet_20_link" text:visited-style-name="Visited_20_Internet_20_Link"><text:span text:style-name="T2">......................................... </text:span></text:a><text:a xlink:type="simple" xlink:href="#_Toc435010201" text:style-name="Internet_20_link" text:visited-style-name="Visited_20_Internet_20_Link"><text:span text:style-name="T4">Fehler! Textmarke nicht definiert.</text:span></text:a></text:p>
      <text:p text:style-name="Text_20_body"><text:a xlink:type="simple" xlink:href="#_Toc435010202" text:style-name="Internet_20_link" text:visited-style-name="Visited_20_Internet_20_Link"><text:span text:style-name="T5">1.2</text:span></text:a><text:a xlink:type="simple" xlink:href="#_Toc435010202" text:style-name="Internet_20_link" text:visited-style-name="Visited_20_Internet_20_Link"><text:span text:style-name="T2"> </text:span></text:a><text:a xlink:type="simple" xlink:href="#_Toc435010202" text:style-name="Internet_20_link" text:visited-style-name="Visited_20_Internet_20_Link"><text:span text:style-name="T5">Assessor\Contractor</text:span></text:a><text:a xlink:type="simple" xlink:href="#_Toc435010202" text:style-name="Internet_20_link" text:visited-style-name="Visited_20_Internet_20_Link"><text:span text:style-name="T2">............................................................ </text:span></text:a><text:a xlink:type="simple" xlink:href="#_Toc435010202" text:style-name="Internet_20_link" text:visited-style-name="Visited_20_Internet_20_Link"><text:span text:style-name="T4">Fehler! Textmarke nicht definiert.</text:span></text:a></text:p>
      <text:p text:style-name="Text_20_body"><text:a xlink:type="simple" xlink:href="#_Toc435010203" text:style-name="Internet_20_link" text:visited-style-name="Visited_20_Internet_20_Link"><text:span text:style-name="T5">1.3</text:span></text:a><text:a xlink:type="simple" xlink:href="#_Toc435010203" text:style-name="Internet_20_link" text:visited-style-name="Visited_20_Internet_20_Link"><text:span text:style-name="T2"> </text:span></text:a><text:a xlink:type="simple" xlink:href="#_Toc435010203" text:style-name="Internet_20_link" text:visited-style-name="Visited_20_Internet_20_Link"><text:span text:style-name="T5">About the contract</text:span></text:a><text:a xlink:type="simple" xlink:href="#_Toc435010203" text:style-name="Internet_20_link" text:visited-style-name="Visited_20_Internet_20_Link"><text:span text:style-name="T2">............................................................... </text:span></text:a><text:a xlink:type="simple" xlink:href="#_Toc435010203" text:style-name="Internet_20_link" text:visited-style-name="Visited_20_Internet_20_Link"><text:span text:style-name="T4">Fehler! Textmarke nicht definiert.</text:span></text:a></text:p>
      <text:p text:style-name="Text_20_body"><text:a xlink:type="simple" xlink:href="#_Toc435010204" text:style-name="Internet_20_link" text:visited-style-name="Visited_20_Internet_20_Link"><text:span text:style-name="T5">2</text:span></text:a><text:a xlink:type="simple" xlink:href="#_Toc435010204" text:style-name="Internet_20_link" text:visited-style-name="Visited_20_Internet_20_Link"><text:span text:style-name="T2"> </text:span></text:a><text:a xlink:type="simple" xlink:href="#_Toc435010204" text:style-name="Internet_20_link" text:visited-style-name="Visited_20_Internet_20_Link"><text:span text:style-name="T5">General</text:span></text:a><text:a xlink:type="simple" xlink:href="#_Toc435010204" text:style-name="Internet_20_link" text:visited-style-name="Visited_20_Internet_20_Link"><text:span text:style-name="T2">..................................................................................... </text:span></text:a><text:a xlink:type="simple" xlink:href="#_Toc435010204" text:style-name="Internet_20_link" text:visited-style-name="Visited_20_Internet_20_Link"><text:span text:style-name="T3">Fehler! Textmarke nicht definiert.</text:span></text:a></text:p>
      <text:p text:style-name="Text_20_body"><text:a xlink:type="simple" xlink:href="#_Toc435010205" text:style-name="Internet_20_link" text:visited-style-name="Visited_20_Internet_20_Link"><text:span text:style-name="T5">2.1</text:span></text:a><text:a xlink:type="simple" xlink:href="#_Toc435010205" text:style-name="Internet_20_link" text:visited-style-name="Visited_20_Internet_20_Link"><text:span text:style-name="T2"> </text:span></text:a><text:a xlink:type="simple" xlink:href="#_Toc435010205" text:style-name="Internet_20_link" text:visited-style-name="Visited_20_Internet_20_Link"><text:span text:style-name="T5">Glossary\List of Abbreviations</text:span></text:a><text:a xlink:type="simple" xlink:href="#_Toc435010205" text:style-name="Internet_20_link" text:visited-style-name="Visited_20_Internet_20_Link"><text:span text:style-name="T2">.............................................. </text:span></text:a><text:a xlink:type="simple" xlink:href="#_Toc435010205" text:style-name="Internet_20_link" text:visited-style-name="Visited_20_Internet_20_Link"><text:span text:style-name="T4">Fehler! Textmarke nicht definiert.</text:span></text:a></text:p>
      <text:p text:style-name="Text_20_body"><text:a xlink:type="simple" xlink:href="#_Toc435010206" text:style-name="Internet_20_link" text:visited-style-name="Visited_20_Internet_20_Link"><text:span text:style-name="T5">2.2</text:span></text:a><text:a xlink:type="simple" xlink:href="#_Toc435010206" text:style-name="Internet_20_link" text:visited-style-name="Visited_20_Internet_20_Link"><text:span text:style-name="T2"> </text:span></text:a><text:a xlink:type="simple" xlink:href="#_Toc435010206" text:style-name="Internet_20_link" text:visited-style-name="Visited_20_Internet_20_Link"><text:span text:style-name="T5">Referenced standards, guidelines and directives</text:span></text:a><text:a xlink:type="simple" xlink:href="#_Toc435010206" text:style-name="Internet_20_link" text:visited-style-name="Visited_20_Internet_20_Link"><text:span text:style-name="T2">................... </text:span></text:a><text:a xlink:type="simple" xlink:href="#_Toc435010206" text:style-name="Internet_20_link" text:visited-style-name="Visited_20_Internet_20_Link"><text:span text:style-name="T4">Fehler! Textmarke nicht definiert.</text:span></text:a></text:p>
      <text:p text:style-name="Text_20_body"><text:a xlink:type="simple" xlink:href="#_Toc435010207" text:style-name="Internet_20_link" text:visited-style-name="Visited_20_Internet_20_Link"><text:span text:style-name="T5">3</text:span></text:a><text:a xlink:type="simple" xlink:href="#_Toc435010207" text:style-name="Internet_20_link" text:visited-style-name="Visited_20_Internet_20_Link"><text:span text:style-name="T2"> </text:span></text:a><text:a xlink:type="simple" xlink:href="#_Toc435010207" text:style-name="Internet_20_link" text:visited-style-name="Visited_20_Internet_20_Link"><text:span text:style-name="T5">Introduction</text:span></text:a><text:a xlink:type="simple" xlink:href="#_Toc435010207" text:style-name="Internet_20_link" text:visited-style-name="Visited_20_Internet_20_Link"><text:span text:style-name="T2">.............................................................................. </text:span></text:a><text:a xlink:type="simple" xlink:href="#_Toc435010207" text:style-name="Internet_20_link" text:visited-style-name="Visited_20_Internet_20_Link"><text:span text:style-name="T3">Fehler! Textmarke nicht definiert.</text:span></text:a></text:p>
      <text:p text:style-name="Text_20_body"><text:a xlink:type="simple" xlink:href="#_Toc435010208" text:style-name="Internet_20_link" text:visited-style-name="Visited_20_Internet_20_Link"><text:span text:style-name="T5">3.1</text:span></text:a><text:a xlink:type="simple" xlink:href="#_Toc435010208" text:style-name="Internet_20_link" text:visited-style-name="Visited_20_Internet_20_Link"><text:span text:style-name="T2"> </text:span></text:a><text:a xlink:type="simple" xlink:href="#_Toc435010208" text:style-name="Internet_20_link" text:visited-style-name="Visited_20_Internet_20_Link"><text:span text:style-name="T5">Initial situation</text:span></text:a><text:a xlink:type="simple" xlink:href="#_Toc435010208" text:style-name="Internet_20_link" text:visited-style-name="Visited_20_Internet_20_Link"><text:span text:style-name="T2">...................................................................... </text:span></text:a><text:a xlink:type="simple" xlink:href="#_Toc435010208" text:style-name="Internet_20_link" text:visited-style-name="Visited_20_Internet_20_Link"><text:span text:style-name="T4">Fehler! Textmarke nicht definiert.</text:span></text:a></text:p>
      <text:p text:style-name="Text_20_body"><text:a xlink:type="simple" xlink:href="#_Toc435010209" text:style-name="Internet_20_link" text:visited-style-name="Visited_20_Internet_20_Link"><text:span text:style-name="T5">3.2</text:span></text:a><text:a xlink:type="simple" xlink:href="#_Toc435010209" text:style-name="Internet_20_link" text:visited-style-name="Visited_20_Internet_20_Link"><text:span text:style-name="T2"> </text:span></text:a><text:a xlink:type="simple" xlink:href="#_Toc435010209" text:style-name="Internet_20_link" text:visited-style-name="Visited_20_Internet_20_Link"><text:span text:style-name="T5">Scope of the assessment</text:span></text:a><text:a xlink:type="simple" xlink:href="#_Toc435010209" text:style-name="Internet_20_link" text:visited-style-name="Visited_20_Internet_20_Link"><text:span text:style-name="T2">..................................................... </text:span></text:a><text:a xlink:type="simple" xlink:href="#_Toc435010209" text:style-name="Internet_20_link" text:visited-style-name="Visited_20_Internet_20_Link"><text:span text:style-name="T4">Fehler! Textmarke nicht definiert.</text:span></text:a></text:p>
      <text:p text:style-name="Text_20_body"><text:a xlink:type="simple" xlink:href="#_Toc435010210" text:style-name="Internet_20_link" text:visited-style-name="Visited_20_Internet_20_Link"><text:span text:style-name="T5">3.3</text:span></text:a><text:a xlink:type="simple" xlink:href="#_Toc435010210" text:style-name="Internet_20_link" text:visited-style-name="Visited_20_Internet_20_Link"><text:span text:style-name="T2"> </text:span></text:a><text:a xlink:type="simple" xlink:href="#_Toc435010210" text:style-name="Internet_20_link" text:visited-style-name="Visited_20_Internet_20_Link"><text:span text:style-name="T5">Contents of the assessment and issues of concern</text:span></text:a><text:a xlink:type="simple" xlink:href="#_Toc435010210" text:style-name="Internet_20_link" text:visited-style-name="Visited_20_Internet_20_Link"><text:span text:style-name="T2">............... </text:span></text:a><text:a xlink:type="simple" xlink:href="#_Toc435010210" text:style-name="Internet_20_link" text:visited-style-name="Visited_20_Internet_20_Link"><text:span text:style-name="T4">Fehler! Textmarke nicht definiert.</text:span></text:a></text:p>
      <text:p text:style-name="Text_20_body"><text:a xlink:type="simple" xlink:href="#_Toc435010211" text:style-name="Internet_20_link" text:visited-style-name="Visited_20_Internet_20_Link"><text:span text:style-name="T5">3.4</text:span></text:a><text:a xlink:type="simple" xlink:href="#_Toc435010211" text:style-name="Internet_20_link" text:visited-style-name="Visited_20_Internet_20_Link"><text:span text:style-name="T2"> </text:span></text:a><text:a xlink:type="simple" xlink:href="#_Toc435010211" text:style-name="Internet_20_link" text:visited-style-name="Visited_20_Internet_20_Link"><text:span text:style-name="T5">Assessment conditions and exceptions</text:span></text:a><text:a xlink:type="simple" xlink:href="#_Toc435010211" text:style-name="Internet_20_link" text:visited-style-name="Visited_20_Internet_20_Link"><text:span text:style-name="T2">................................ </text:span></text:a><text:a xlink:type="simple" xlink:href="#_Toc435010211" text:style-name="Internet_20_link" text:visited-style-name="Visited_20_Internet_20_Link"><text:span text:style-name="T4">Fehler! Textmarke nicht definiert.</text:span></text:a></text:p>
      <text:p text:style-name="Text_20_body"><text:a xlink:type="simple" xlink:href="#_Toc435010212" text:style-name="Internet_20_link" text:visited-style-name="Visited_20_Internet_20_Link"><text:span text:style-name="T5">3.5</text:span></text:a><text:a xlink:type="simple" xlink:href="#_Toc435010212" text:style-name="Internet_20_link" text:visited-style-name="Visited_20_Internet_20_Link"><text:span text:style-name="T2"> </text:span></text:a><text:a xlink:type="simple" xlink:href="#_Toc435010212" text:style-name="Internet_20_link" text:visited-style-name="Visited_20_Internet_20_Link"><text:span text:style-name="T5">Documents for the software life cycle and software creation</text:span></text:a><text:a xlink:type="simple" xlink:href="#_Toc435010212" text:style-name="Internet_20_link" text:visited-style-name="Visited_20_Internet_20_Link"><text:span text:style-name="T2">.. </text:span></text:a><text:a xlink:type="simple" xlink:href="#_Toc435010212" text:style-name="Internet_20_link" text:visited-style-name="Visited_20_Internet_20_Link"><text:span text:style-name="T4">Fehler! Textmarke nicht definiert.</text:span></text:a></text:p>
      <text:p text:style-name="Text_20_body"><text:a xlink:type="simple" xlink:href="#_Toc435010213" text:style-name="Internet_20_link" text:visited-style-name="Visited_20_Internet_20_Link"><text:span text:style-name="T5">4</text:span></text:a><text:a xlink:type="simple" xlink:href="#_Toc435010213" text:style-name="Internet_20_link" text:visited-style-name="Visited_20_Internet_20_Link"><text:span text:style-name="T2"> </text:span></text:a><text:a xlink:type="simple" xlink:href="#_Toc435010213" text:style-name="Internet_20_link" text:visited-style-name="Visited_20_Internet_20_Link"><text:span text:style-name="T5">Expert assessment</text:span></text:a><text:a xlink:type="simple" xlink:href="#_Toc435010213" text:style-name="Internet_20_link" text:visited-style-name="Visited_20_Internet_20_Link"><text:span text:style-name="T2">................................................................... </text:span></text:a><text:a xlink:type="simple" xlink:href="#_Toc435010213" text:style-name="Internet_20_link" text:visited-style-name="Visited_20_Internet_20_Link"><text:span text:style-name="T3">Fehler! Textmarke nicht definiert.</text:span></text:a></text:p>
      <text:p text:style-name="Text_20_body"><text:a xlink:type="simple" xlink:href="#_Toc435010214" text:style-name="Internet_20_link" text:visited-style-name="Visited_20_Internet_20_Link"><text:span text:style-name="T5">4.1</text:span></text:a><text:a xlink:type="simple" xlink:href="#_Toc435010214" text:style-name="Internet_20_link" text:visited-style-name="Visited_20_Internet_20_Link"><text:span text:style-name="T2"> </text:span></text:a><text:a xlink:type="simple" xlink:href="#_Toc435010214" text:style-name="Internet_20_link" text:visited-style-name="Visited_20_Internet_20_Link"><text:span text:style-name="T5">Process</text:span></text:a><text:a xlink:type="simple" xlink:href="#_Toc435010214" text:style-name="Internet_20_link" text:visited-style-name="Visited_20_Internet_20_Link"><text:span text:style-name="T2">............................................................................... </text:span></text:a><text:a xlink:type="simple" xlink:href="#_Toc435010214" text:style-name="Internet_20_link" text:visited-style-name="Visited_20_Internet_20_Link"><text:span text:style-name="T4">Fehler! Textmarke nicht definiert.</text:span></text:a></text:p>
      <text:p text:style-name="Text_20_body"><text:a xlink:type="simple" xlink:href="#_Toc435010215" text:style-name="Internet_20_link" text:visited-style-name="Visited_20_Internet_20_Link"><text:span text:style-name="T5">4.1.1</text:span></text:a><text:a xlink:type="simple" xlink:href="#_Toc435010215" text:style-name="Internet_20_link" text:visited-style-name="Visited_20_Internet_20_Link"><text:span text:style-name="T2"> </text:span></text:a><text:a xlink:type="simple" xlink:href="#_Toc435010215" text:style-name="Internet_20_link" text:visited-style-name="Visited_20_Internet_20_Link"><text:span text:style-name="T5">Assessment process</text:span></text:a><text:a xlink:type="simple" xlink:href="#_Toc435010215" text:style-name="Internet_20_link" text:visited-style-name="Visited_20_Internet_20_Link"><text:span text:style-name="T2">......................................................... </text:span></text:a><text:a xlink:type="simple" xlink:href="#_Toc435010215" text:style-name="Internet_20_link" text:visited-style-name="Visited_20_Internet_20_Link"><text:span text:style-name="T4">Fehler! Textmarke nicht definiert.</text:span></text:a></text:p>
      <text:p text:style-name="Text_20_body"><text:a xlink:type="simple" xlink:href="#_Toc435010216" text:style-name="Internet_20_link" text:visited-style-name="Visited_20_Internet_20_Link"><text:span text:style-name="T5">4.1.2</text:span></text:a><text:a xlink:type="simple" xlink:href="#_Toc435010216" text:style-name="Internet_20_link" text:visited-style-name="Visited_20_Internet_20_Link"><text:span text:style-name="T2"> </text:span></text:a><text:a xlink:type="simple" xlink:href="#_Toc435010216" text:style-name="Internet_20_link" text:visited-style-name="Visited_20_Internet_20_Link"><text:span text:style-name="T5">Review of Planning Documents</text:span></text:a><text:a xlink:type="simple" xlink:href="#_Toc435010216" text:style-name="Internet_20_link" text:visited-style-name="Visited_20_Internet_20_Link"><text:span text:style-name="T2">.......................................... </text:span></text:a><text:a xlink:type="simple" xlink:href="#_Toc435010216" text:style-name="Internet_20_link" text:visited-style-name="Visited_20_Internet_20_Link"><text:span text:style-name="T4">Fehler! Textmarke nicht definiert.</text:span></text:a></text:p>
      <text:p text:style-name="Text_20_body"><text:a xlink:type="simple" xlink:href="#_Toc435010217" text:style-name="Internet_20_link" text:visited-style-name="Visited_20_Internet_20_Link"><text:span text:style-name="T5">4.1.3</text:span></text:a><text:a xlink:type="simple" xlink:href="#_Toc435010217" text:style-name="Internet_20_link" text:visited-style-name="Visited_20_Internet_20_Link"><text:span text:style-name="T2"> </text:span></text:a><text:a xlink:type="simple" xlink:href="#_Toc435010217" text:style-name="Internet_20_link" text:visited-style-name="Visited_20_Internet_20_Link"><text:span text:style-name="T5">Initial Assessment</text:span></text:a><text:a xlink:type="simple" xlink:href="#_Toc435010217" text:style-name="Internet_20_link" text:visited-style-name="Visited_20_Internet_20_Link"><text:span text:style-name="T2">............................................................. </text:span></text:a><text:a xlink:type="simple" xlink:href="#_Toc435010217" text:style-name="Internet_20_link" text:visited-style-name="Visited_20_Internet_20_Link"><text:span text:style-name="T4">Fehler! Textmarke nicht definiert.</text:span></text:a></text:p>
      <text:p text:style-name="Text_20_body"><text:a xlink:type="simple" xlink:href="#_Toc435010218" text:style-name="Internet_20_link" text:visited-style-name="Visited_20_Internet_20_Link"><text:span text:style-name="T5">4.2</text:span></text:a><text:a xlink:type="simple" xlink:href="#_Toc435010218" text:style-name="Internet_20_link" text:visited-style-name="Visited_20_Internet_20_Link"><text:span text:style-name="T2"> </text:span></text:a><text:a xlink:type="simple" xlink:href="#_Toc435010218" text:style-name="Internet_20_link" text:visited-style-name="Visited_20_Internet_20_Link"><text:span text:style-name="T5">Sections assessed</text:span></text:a><text:a xlink:type="simple" xlink:href="#_Toc435010218" text:style-name="Internet_20_link" text:visited-style-name="Visited_20_Internet_20_Link"><text:span text:style-name="T2">............................................................... </text:span></text:a><text:a xlink:type="simple" xlink:href="#_Toc435010218" text:style-name="Internet_20_link" text:visited-style-name="Visited_20_Internet_20_Link"><text:span text:style-name="T4">Fehler! Textmarke nicht definiert.</text:span></text:a></text:p>
      <text:p text:style-name="Text_20_body"><text:a xlink:type="simple" xlink:href="#_Toc435010219" text:style-name="Internet_20_link" text:visited-style-name="Visited_20_Internet_20_Link"><text:span text:style-name="T5">5</text:span></text:a><text:a xlink:type="simple" xlink:href="#_Toc435010219" text:style-name="Internet_20_link" text:visited-style-name="Visited_20_Internet_20_Link"><text:span text:style-name="T2"> </text:span></text:a><text:a xlink:type="simple" xlink:href="#_Toc435010219" text:style-name="Internet_20_link" text:visited-style-name="Visited_20_Internet_20_Link"><text:span text:style-name="T5">Answers to Questions</text:span></text:a><text:a xlink:type="simple" xlink:href="#_Toc435010219" text:style-name="Internet_20_link" text:visited-style-name="Visited_20_Internet_20_Link"><text:span text:style-name="T2">............................................................... </text:span></text:a><text:a xlink:type="simple" xlink:href="#_Toc435010219" text:style-name="Internet_20_link" text:visited-style-name="Visited_20_Internet_20_Link"><text:span text:style-name="T3">Fehler! Textmarke nicht definiert.</text:span></text:a></text:p>
      <text:p text:style-name="Text_20_body"><text:a xlink:type="simple" xlink:href="#_Toc435010220" text:style-name="Internet_20_link" text:visited-style-name="Visited_20_Internet_20_Link"><text:span text:style-name="T5">5.1</text:span></text:a><text:a xlink:type="simple" xlink:href="#_Toc435010220" text:style-name="Internet_20_link" text:visited-style-name="Visited_20_Internet_20_Link"><text:span text:style-name="T2"> </text:span></text:a><text:a xlink:type="simple" xlink:href="#_Toc435010220" text:style-name="Internet_20_link" text:visited-style-name="Visited_20_Internet_20_Link"><text:span text:style-name="T5">Project Quality Assessment</text:span></text:a><text:a xlink:type="simple" xlink:href="#_Toc435010220" text:style-name="Internet_20_link" text:visited-style-name="Visited_20_Internet_20_Link"><text:span text:style-name="T2">.................................................. </text:span></text:a><text:a xlink:type="simple" xlink:href="#_Toc435010220" text:style-name="Internet_20_link" text:visited-style-name="Visited_20_Internet_20_Link"><text:span text:style-name="T4">Fehler! Textmarke nicht definiert.</text:span></text:a></text:p>
      <text:p text:style-name="Text_20_body"><text:a xlink:type="simple" xlink:href="#_Toc435010221" text:style-name="Internet_20_link" text:visited-style-name="Visited_20_Internet_20_Link"><text:span text:style-name="T5">5.1.1</text:span></text:a><text:a xlink:type="simple" xlink:href="#_Toc435010221" text:style-name="Internet_20_link" text:visited-style-name="Visited_20_Internet_20_Link"><text:span text:style-name="T2"> </text:span></text:a><text:a xlink:type="simple" xlink:href="#_Toc435010221" text:style-name="Internet_20_link" text:visited-style-name="Visited_20_Internet_20_Link"><text:span text:style-name="T5">Goals, conformity and SIL [EN 50128 Section 4] PQ</text:span></text:a><text:a xlink:type="simple" xlink:href="#_Toc435010221" text:style-name="Internet_20_link" text:visited-style-name="Visited_20_Internet_20_Link"><text:span text:style-name="T2">........... </text:span></text:a><text:a xlink:type="simple" xlink:href="#_Toc435010221" text:style-name="Internet_20_link" text:visited-style-name="Visited_20_Internet_20_Link"><text:span text:style-name="T4">Fehler! Textmarke nicht definiert.</text:span></text:a></text:p>
      <text:p text:style-name="Text_20_body"><text:a xlink:type="simple" xlink:href="#_Toc435010222" text:style-name="Internet_20_link" text:visited-style-name="Visited_20_Internet_20_Link"><text:span text:style-name="T5">5.1.2</text:span></text:a><text:a xlink:type="simple" xlink:href="#_Toc435010222" text:style-name="Internet_20_link" text:visited-style-name="Visited_20_Internet_20_Link"><text:span text:style-name="T2"> </text:span></text:a><text:a xlink:type="simple" xlink:href="#_Toc435010222" text:style-name="Internet_20_link" text:visited-style-name="Visited_20_Internet_20_Link"><text:span text:style-name="T5">Personnel and responsibility [EN 50128 section 5.1 and 5.2] PQ</text:span></text:a><text:a xlink:type="simple" xlink:href="#_Toc435010222" text:style-name="Internet_20_link" text:visited-style-name="Visited_20_Internet_20_Link"><text:span text:style-name="T2"> </text:span></text:a><text:a xlink:type="simple" xlink:href="#_Toc435010222" text:style-name="Internet_20_link" text:visited-style-name="Visited_20_Internet_20_Link"><text:span text:style-name="T4">Fehler! Textmarke nicht definiert.</text:span></text:a></text:p>
      <text:p text:style-name="Text_20_body"><text:a xlink:type="simple" xlink:href="#_Toc435010223" text:style-name="Internet_20_link" text:visited-style-name="Visited_20_Internet_20_Link"><text:span text:style-name="T5">5.1.3</text:span></text:a><text:a xlink:type="simple" xlink:href="#_Toc435010223" text:style-name="Internet_20_link" text:visited-style-name="Visited_20_Internet_20_Link"><text:span text:style-name="T2"> </text:span></text:a><text:a xlink:type="simple" xlink:href="#_Toc435010223" text:style-name="Internet_20_link" text:visited-style-name="Visited_20_Internet_20_Link"><text:span text:style-name="T5">Life cycle and documentation [EN 50128 section 5.3] PQ</text:span></text:a><text:a xlink:type="simple" xlink:href="#_Toc435010223" text:style-name="Internet_20_link" text:visited-style-name="Visited_20_Internet_20_Link"><text:span text:style-name="T2">.... </text:span></text:a><text:a xlink:type="simple" xlink:href="#_Toc435010223" text:style-name="Internet_20_link" text:visited-style-name="Visited_20_Internet_20_Link"><text:span text:style-name="T4">Fehler! Textmarke nicht definiert.</text:span></text:a></text:p>
      <text:p text:style-name="Text_20_body"><text:a xlink:type="simple" xlink:href="#_Toc435010224" text:style-name="Internet_20_link" text:visited-style-name="Visited_20_Internet_20_Link"><text:span text:style-name="T5">5.1.4</text:span></text:a><text:a xlink:type="simple" xlink:href="#_Toc435010224" text:style-name="Internet_20_link" text:visited-style-name="Visited_20_Internet_20_Link"><text:span text:style-name="T2"> </text:span></text:a><text:a xlink:type="simple" xlink:href="#_Toc435010224" text:style-name="Internet_20_link" text:visited-style-name="Visited_20_Internet_20_Link"><text:span text:style-name="T5">Software quality assurance [EN 50128 section 6.5] PQ</text:span></text:a><text:a xlink:type="simple" xlink:href="#_Toc435010224" text:style-name="Internet_20_link" text:visited-style-name="Visited_20_Internet_20_Link"><text:span text:style-name="T2">........ </text:span></text:a><text:a xlink:type="simple" xlink:href="#_Toc435010224" text:style-name="Internet_20_link" text:visited-style-name="Visited_20_Internet_20_Link"><text:span text:style-name="T4">Fehler! Textmarke nicht definiert.</text:span></text:a></text:p>
      <text:p text:style-name="Text_20_body"><text:soft-page-break/><text:a xlink:type="simple" xlink:href="#_Toc435010225" text:style-name="Internet_20_link" text:visited-style-name="Visited_20_Internet_20_Link"><text:span text:style-name="T5">5.1.5</text:span></text:a><text:a xlink:type="simple" xlink:href="#_Toc435010225" text:style-name="Internet_20_link" text:visited-style-name="Visited_20_Internet_20_Link"><text:span text:style-name="T2"> </text:span></text:a><text:a xlink:type="simple" xlink:href="#_Toc435010225" text:style-name="Internet_20_link" text:visited-style-name="Visited_20_Internet_20_Link"><text:span text:style-name="T5">Changes and change management [EN 50128 sect. 6.6] PQ</text:span></text:a><text:a xlink:type="simple" xlink:href="#_Toc435010225" text:style-name="Internet_20_link" text:visited-style-name="Visited_20_Internet_20_Link"><text:span text:style-name="T2"> </text:span></text:a><text:a xlink:type="simple" xlink:href="#_Toc435010225" text:style-name="Internet_20_link" text:visited-style-name="Visited_20_Internet_20_Link"><text:span text:style-name="T4">Fehler! Textmarke nicht definiert.</text:span></text:a></text:p>
      <text:p text:style-name="Text_20_body"><text:a xlink:type="simple" xlink:href="#_Toc435010226" text:style-name="Internet_20_link" text:visited-style-name="Visited_20_Internet_20_Link"><text:span text:style-name="T5">5.2</text:span></text:a><text:a xlink:type="simple" xlink:href="#_Toc435010226" text:style-name="Internet_20_link" text:visited-style-name="Visited_20_Internet_20_Link"><text:span text:style-name="T2"> </text:span></text:a><text:a xlink:type="simple" xlink:href="#_Toc435010226" text:style-name="Internet_20_link" text:visited-style-name="Visited_20_Internet_20_Link"><text:span text:style-name="T5">V&amp;V Assessment</text:span></text:a><text:a xlink:type="simple" xlink:href="#_Toc435010226" text:style-name="Internet_20_link" text:visited-style-name="Visited_20_Internet_20_Link"><text:span text:style-name="T2">................................................................. </text:span></text:a><text:a xlink:type="simple" xlink:href="#_Toc435010226" text:style-name="Internet_20_link" text:visited-style-name="Visited_20_Internet_20_Link"><text:span text:style-name="T4">Fehler! Textmarke nicht definiert.</text:span></text:a></text:p>
      <text:p text:style-name="Text_20_body"><text:a xlink:type="simple" xlink:href="#_Toc435010227" text:style-name="Internet_20_link" text:visited-style-name="Visited_20_Internet_20_Link"><text:span text:style-name="T5">5.2.1</text:span></text:a><text:a xlink:type="simple" xlink:href="#_Toc435010227" text:style-name="Internet_20_link" text:visited-style-name="Visited_20_Internet_20_Link"><text:span text:style-name="T2"> </text:span></text:a><text:a xlink:type="simple" xlink:href="#_Toc435010227" text:style-name="Internet_20_link" text:visited-style-name="Visited_20_Internet_20_Link"><text:span text:style-name="T5">Software test [EN 50128 sect. 6.1] V&amp;V</text:span></text:a><text:a xlink:type="simple" xlink:href="#_Toc435010227" text:style-name="Internet_20_link" text:visited-style-name="Visited_20_Internet_20_Link"><text:span text:style-name="T2">.............................. </text:span></text:a><text:a xlink:type="simple" xlink:href="#_Toc435010227" text:style-name="Internet_20_link" text:visited-style-name="Visited_20_Internet_20_Link"><text:span text:style-name="T4">Fehler! Textmarke nicht definiert.</text:span></text:a></text:p>
      <text:p text:style-name="Text_20_body"><text:a xlink:type="simple" xlink:href="#_Toc435010228" text:style-name="Internet_20_link" text:visited-style-name="Visited_20_Internet_20_Link"><text:span text:style-name="T5">5.2.2</text:span></text:a><text:a xlink:type="simple" xlink:href="#_Toc435010228" text:style-name="Internet_20_link" text:visited-style-name="Visited_20_Internet_20_Link"><text:span text:style-name="T2"> </text:span></text:a><text:a xlink:type="simple" xlink:href="#_Toc435010228" text:style-name="Internet_20_link" text:visited-style-name="Visited_20_Internet_20_Link"><text:span text:style-name="T5">Software verification [EN 50128 sect. 6.2] V&amp;V</text:span></text:a><text:a xlink:type="simple" xlink:href="#_Toc435010228" text:style-name="Internet_20_link" text:visited-style-name="Visited_20_Internet_20_Link"><text:span text:style-name="T2">................... </text:span></text:a><text:a xlink:type="simple" xlink:href="#_Toc435010228" text:style-name="Internet_20_link" text:visited-style-name="Visited_20_Internet_20_Link"><text:span text:style-name="T4">Fehler! Textmarke nicht definiert.</text:span></text:a></text:p>
      <text:p text:style-name="Text_20_body"><text:a xlink:type="simple" xlink:href="#_Toc435010229" text:style-name="Internet_20_link" text:visited-style-name="Visited_20_Internet_20_Link"><text:span text:style-name="T5">5.2.3</text:span></text:a><text:a xlink:type="simple" xlink:href="#_Toc435010229" text:style-name="Internet_20_link" text:visited-style-name="Visited_20_Internet_20_Link"><text:span text:style-name="T2"> </text:span></text:a><text:a xlink:type="simple" xlink:href="#_Toc435010229" text:style-name="Internet_20_link" text:visited-style-name="Visited_20_Internet_20_Link"><text:span text:style-name="T5">Software validation [EN 50128 sect. 6.3] V&amp;V</text:span></text:a><text:a xlink:type="simple" xlink:href="#_Toc435010229" text:style-name="Internet_20_link" text:visited-style-name="Visited_20_Internet_20_Link"><text:span text:style-name="T2">..................... </text:span></text:a><text:a xlink:type="simple" xlink:href="#_Toc435010229" text:style-name="Internet_20_link" text:visited-style-name="Visited_20_Internet_20_Link"><text:span text:style-name="T4">Fehler! Textmarke nicht definiert.</text:span></text:a></text:p>
      <text:p text:style-name="Text_20_body"><text:a xlink:type="simple" xlink:href="#_Toc435010230" text:style-name="Internet_20_link" text:visited-style-name="Visited_20_Internet_20_Link"><text:span text:style-name="T5">5.2.4</text:span></text:a><text:a xlink:type="simple" xlink:href="#_Toc435010230" text:style-name="Internet_20_link" text:visited-style-name="Visited_20_Internet_20_Link"><text:span text:style-name="T2"> </text:span></text:a><text:a xlink:type="simple" xlink:href="#_Toc435010230" text:style-name="Internet_20_link" text:visited-style-name="Visited_20_Internet_20_Link"><text:span text:style-name="T5">Software implementation and test (EN 50128 sect. 7.5) V&amp;V</text:span></text:a><text:a xlink:type="simple" xlink:href="#_Toc435010230" text:style-name="Internet_20_link" text:visited-style-name="Visited_20_Internet_20_Link"><text:span text:style-name="T2"> </text:span></text:a><text:a xlink:type="simple" xlink:href="#_Toc435010230" text:style-name="Internet_20_link" text:visited-style-name="Visited_20_Internet_20_Link"><text:span text:style-name="T4">Fehler! Textmarke nicht definiert.</text:span></text:a></text:p>
      <text:p text:style-name="Text_20_body"><text:a xlink:type="simple" xlink:href="#_Toc435010231" text:style-name="Internet_20_link" text:visited-style-name="Visited_20_Internet_20_Link"><text:span text:style-name="T7">5.2.5</text:span></text:a><text:a xlink:type="simple" xlink:href="#_Toc435010231" text:style-name="Internet_20_link" text:visited-style-name="Visited_20_Internet_20_Link"><text:span text:style-name="T2"> </text:span></text:a><text:a xlink:type="simple" xlink:href="#_Toc435010231" text:style-name="Internet_20_link" text:visited-style-name="Visited_20_Internet_20_Link"><text:span text:style-name="T7">Software integration (EN 50128 sect. 7.6) V&amp;V</text:span></text:a><text:a xlink:type="simple" xlink:href="#_Toc435010231" text:style-name="Internet_20_link" text:visited-style-name="Visited_20_Internet_20_Link"><text:span text:style-name="T2">.................... </text:span></text:a><text:a xlink:type="simple" xlink:href="#_Toc435010231" text:style-name="Internet_20_link" text:visited-style-name="Visited_20_Internet_20_Link"><text:span text:style-name="T4">Fehler! Textmarke nicht definiert.</text:span></text:a></text:p>
      <text:p text:style-name="Text_20_body"><text:a xlink:type="simple" xlink:href="#_Toc435010232" text:style-name="Internet_20_link" text:visited-style-name="Visited_20_Internet_20_Link"><text:span text:style-name="T5">5.3</text:span></text:a><text:a xlink:type="simple" xlink:href="#_Toc435010232" text:style-name="Internet_20_link" text:visited-style-name="Visited_20_Internet_20_Link"><text:span text:style-name="T2"> </text:span></text:a><text:a xlink:type="simple" xlink:href="#_Toc435010232" text:style-name="Internet_20_link" text:visited-style-name="Visited_20_Internet_20_Link"><text:span text:style-name="T5">Safety Activities Assessment</text:span></text:a><text:a xlink:type="simple" xlink:href="#_Toc435010232" text:style-name="Internet_20_link" text:visited-style-name="Visited_20_Internet_20_Link"><text:span text:style-name="T2">............................................... </text:span></text:a><text:a xlink:type="simple" xlink:href="#_Toc435010232" text:style-name="Internet_20_link" text:visited-style-name="Visited_20_Internet_20_Link"><text:span text:style-name="T4">Fehler! Textmarke nicht definiert.</text:span></text:a></text:p>
      <text:p text:style-name="Text_20_body"><text:a xlink:type="simple" xlink:href="#_Toc435010233" text:style-name="Internet_20_link" text:visited-style-name="Visited_20_Internet_20_Link"><text:span text:style-name="T5">5.3.1</text:span></text:a><text:a xlink:type="simple" xlink:href="#_Toc435010233" text:style-name="Internet_20_link" text:visited-style-name="Visited_20_Internet_20_Link"><text:span text:style-name="T2"> </text:span></text:a><text:a xlink:type="simple" xlink:href="#_Toc435010233" text:style-name="Internet_20_link" text:visited-style-name="Visited_20_Internet_20_Link"><text:span text:style-name="T5">Software assessment [EN 50128 sect. 6.4] SA</text:span></text:a><text:a xlink:type="simple" xlink:href="#_Toc435010233" text:style-name="Internet_20_link" text:visited-style-name="Visited_20_Internet_20_Link"><text:span text:style-name="T2">.................... </text:span></text:a><text:a xlink:type="simple" xlink:href="#_Toc435010233" text:style-name="Internet_20_link" text:visited-style-name="Visited_20_Internet_20_Link"><text:span text:style-name="T4">Fehler! Textmarke nicht definiert.</text:span></text:a></text:p>
      <text:p text:style-name="Text_20_body"><text:a xlink:type="simple" xlink:href="#_Toc435010234" text:style-name="Internet_20_link" text:visited-style-name="Visited_20_Internet_20_Link"><text:span text:style-name="T5">5.3.2</text:span></text:a><text:a xlink:type="simple" xlink:href="#_Toc435010234" text:style-name="Internet_20_link" text:visited-style-name="Visited_20_Internet_20_Link"><text:span text:style-name="T2"> </text:span></text:a><text:a xlink:type="simple" xlink:href="#_Toc435010234" text:style-name="Internet_20_link" text:visited-style-name="Visited_20_Internet_20_Link"><text:span text:style-name="T5">Supporting tools and languages [EN 50128 sect. 6.7] SA</text:span></text:a><text:a xlink:type="simple" xlink:href="#_Toc435010234" text:style-name="Internet_20_link" text:visited-style-name="Visited_20_Internet_20_Link"><text:span text:style-name="T2">.... </text:span></text:a><text:a xlink:type="simple" xlink:href="#_Toc435010234" text:style-name="Internet_20_link" text:visited-style-name="Visited_20_Internet_20_Link"><text:span text:style-name="T4">Fehler! Textmarke nicht definiert.</text:span></text:a></text:p>
      <text:p text:style-name="Text_20_body"><text:a xlink:type="simple" xlink:href="#_Toc435010235" text:style-name="Internet_20_link" text:visited-style-name="Visited_20_Internet_20_Link"><text:span text:style-name="T5">5.3.3</text:span></text:a><text:a xlink:type="simple" xlink:href="#_Toc435010235" text:style-name="Internet_20_link" text:visited-style-name="Visited_20_Internet_20_Link"><text:span text:style-name="T2"> </text:span></text:a><text:a xlink:type="simple" xlink:href="#_Toc435010235" text:style-name="Internet_20_link" text:visited-style-name="Visited_20_Internet_20_Link"><text:span text:style-name="T5">Software requirement (EN 50128 sect. 7.2) SA</text:span></text:a><text:a xlink:type="simple" xlink:href="#_Toc435010235" text:style-name="Internet_20_link" text:visited-style-name="Visited_20_Internet_20_Link"><text:span text:style-name="T2">.................... </text:span></text:a><text:a xlink:type="simple" xlink:href="#_Toc435010235" text:style-name="Internet_20_link" text:visited-style-name="Visited_20_Internet_20_Link"><text:span text:style-name="T4">Fehler! Textmarke nicht definiert.</text:span></text:a></text:p>
      <text:p text:style-name="Text_20_body"><text:a xlink:type="simple" xlink:href="#_Toc435010236" text:style-name="Internet_20_link" text:visited-style-name="Visited_20_Internet_20_Link"><text:span text:style-name="T5">5.3.4</text:span></text:a><text:a xlink:type="simple" xlink:href="#_Toc435010236" text:style-name="Internet_20_link" text:visited-style-name="Visited_20_Internet_20_Link"><text:span text:style-name="T2"> </text:span></text:a><text:a xlink:type="simple" xlink:href="#_Toc435010236" text:style-name="Internet_20_link" text:visited-style-name="Visited_20_Internet_20_Link"><text:span text:style-name="T5">Software architecture and design (EN 50128 sect. 7.3) SA</text:span></text:a><text:a xlink:type="simple" xlink:href="#_Toc435010236" text:style-name="Internet_20_link" text:visited-style-name="Visited_20_Internet_20_Link"><text:span text:style-name="T2">... </text:span></text:a><text:a xlink:type="simple" xlink:href="#_Toc435010236" text:style-name="Internet_20_link" text:visited-style-name="Visited_20_Internet_20_Link"><text:span text:style-name="T4">Fehler! Textmarke nicht definiert.</text:span></text:a></text:p>
      <text:p text:style-name="Text_20_body"><text:a xlink:type="simple" xlink:href="#_Toc435010237" text:style-name="Internet_20_link" text:visited-style-name="Visited_20_Internet_20_Link"><text:span text:style-name="T5">5.3.5</text:span></text:a><text:a xlink:type="simple" xlink:href="#_Toc435010237" text:style-name="Internet_20_link" text:visited-style-name="Visited_20_Internet_20_Link"><text:span text:style-name="T2"> </text:span></text:a><text:a xlink:type="simple" xlink:href="#_Toc435010237" text:style-name="Internet_20_link" text:visited-style-name="Visited_20_Internet_20_Link"><text:span text:style-name="T5">Software components design (EN 50128 sect. 7.4) SA</text:span></text:a><text:a xlink:type="simple" xlink:href="#_Toc435010237" text:style-name="Internet_20_link" text:visited-style-name="Visited_20_Internet_20_Link"><text:span text:style-name="T2">........ </text:span></text:a><text:a xlink:type="simple" xlink:href="#_Toc435010237" text:style-name="Internet_20_link" text:visited-style-name="Visited_20_Internet_20_Link"><text:span text:style-name="T4">Fehler! Textmarke nicht definiert.</text:span></text:a></text:p>
      <text:p text:style-name="Text_20_body"><text:a xlink:type="simple" xlink:href="#_Toc435010238" text:style-name="Internet_20_link" text:visited-style-name="Visited_20_Internet_20_Link"><text:span text:style-name="T5">5.3.6</text:span></text:a><text:a xlink:type="simple" xlink:href="#_Toc435010238" text:style-name="Internet_20_link" text:visited-style-name="Visited_20_Internet_20_Link"><text:span text:style-name="T2"> </text:span></text:a><text:a xlink:type="simple" xlink:href="#_Toc435010238" text:style-name="Internet_20_link" text:visited-style-name="Visited_20_Internet_20_Link"><text:span text:style-name="T5">Overall software test [EN 50128 sect. 7.7] SA</text:span></text:a><text:a xlink:type="simple" xlink:href="#_Toc435010238" text:style-name="Internet_20_link" text:visited-style-name="Visited_20_Internet_20_Link"><text:span text:style-name="T2">..................... </text:span></text:a><text:a xlink:type="simple" xlink:href="#_Toc435010238" text:style-name="Internet_20_link" text:visited-style-name="Visited_20_Internet_20_Link"><text:span text:style-name="T4">Fehler! Textmarke nicht definiert.</text:span></text:a></text:p>
      <text:p text:style-name="Text_20_body"><text:a xlink:type="simple" xlink:href="#_Toc435010239" text:style-name="Internet_20_link" text:visited-style-name="Visited_20_Internet_20_Link"><text:span text:style-name="T5">5.3.7</text:span></text:a><text:a xlink:type="simple" xlink:href="#_Toc435010239" text:style-name="Internet_20_link" text:visited-style-name="Visited_20_Internet_20_Link"><text:span text:style-name="T2"> </text:span></text:a><text:a xlink:type="simple" xlink:href="#_Toc435010239" text:style-name="Internet_20_link" text:visited-style-name="Visited_20_Internet_20_Link"><text:span text:style-name="T5">Application data or algorithms – systems configured by application data or algorithms [EN 50128 sect. 8] SA</text:span></text:a><text:a xlink:type="simple" xlink:href="#_Toc435010239" text:style-name="Internet_20_link" text:visited-style-name="Visited_20_Internet_20_Link"><text:span text:style-name="T2"> </text:span></text:a><text:a xlink:type="simple" xlink:href="#_Toc435010239" text:style-name="Internet_20_link" text:visited-style-name="Visited_20_Internet_20_Link"><text:span text:style-name="T4">Fehler! Textmarke nicht definiert.</text:span></text:a></text:p>
      <text:p text:style-name="Text_20_body"><text:a xlink:type="simple" xlink:href="#_Toc435010240" text:style-name="Internet_20_link" text:visited-style-name="Visited_20_Internet_20_Link"><text:span text:style-name="T5">5.3.8</text:span></text:a><text:a xlink:type="simple" xlink:href="#_Toc435010240" text:style-name="Internet_20_link" text:visited-style-name="Visited_20_Internet_20_Link"><text:span text:style-name="T2"> </text:span></text:a><text:a xlink:type="simple" xlink:href="#_Toc435010240" text:style-name="Internet_20_link" text:visited-style-name="Visited_20_Internet_20_Link"><text:span text:style-name="T5">Deployment of the software [EN 50128 sect. 9.1] SA</text:span></text:a><text:a xlink:type="simple" xlink:href="#_Toc435010240" text:style-name="Internet_20_link" text:visited-style-name="Visited_20_Internet_20_Link"><text:span text:style-name="T2">.......... </text:span></text:a><text:a xlink:type="simple" xlink:href="#_Toc435010240" text:style-name="Internet_20_link" text:visited-style-name="Visited_20_Internet_20_Link"><text:span text:style-name="T4">Fehler! Textmarke nicht definiert.</text:span></text:a></text:p>
      <text:p text:style-name="Text_20_body"><text:a xlink:type="simple" xlink:href="#_Toc435010241" text:style-name="Internet_20_link" text:visited-style-name="Visited_20_Internet_20_Link"><text:span text:style-name="T5">5.3.9</text:span></text:a><text:a xlink:type="simple" xlink:href="#_Toc435010241" text:style-name="Internet_20_link" text:visited-style-name="Visited_20_Internet_20_Link"><text:span text:style-name="T2"> </text:span></text:a><text:a xlink:type="simple" xlink:href="#_Toc435010241" text:style-name="Internet_20_link" text:visited-style-name="Visited_20_Internet_20_Link"><text:span text:style-name="T5">Maintenance of the software [EN 50128 sect. 9.2] PQ or SA</text:span></text:a><text:a xlink:type="simple" xlink:href="#_Toc435010241" text:style-name="Internet_20_link" text:visited-style-name="Visited_20_Internet_20_Link"><text:span text:style-name="T2"> </text:span></text:a><text:a xlink:type="simple" xlink:href="#_Toc435010241" text:style-name="Internet_20_link" text:visited-style-name="Visited_20_Internet_20_Link"><text:span text:style-name="T4">Fehler! Textmarke nicht definiert.</text:span></text:a></text:p>
      <text:p text:style-name="Text_20_body"><text:a xlink:type="simple" xlink:href="#_Toc435010242" text:style-name="Internet_20_link" text:visited-style-name="Visited_20_Internet_20_Link"><text:span text:style-name="T5">5.4</text:span></text:a><text:a xlink:type="simple" xlink:href="#_Toc435010242" text:style-name="Internet_20_link" text:visited-style-name="Visited_20_Internet_20_Link"><text:span text:style-name="T2"> </text:span></text:a><text:a xlink:type="simple" xlink:href="#_Toc435010242" text:style-name="Internet_20_link" text:visited-style-name="Visited_20_Internet_20_Link"><text:span text:style-name="T5">Answer to the question: Are the measures taken for satisfying EN 50128 SIL 4 sufficient?</text:span></text:a><text:a xlink:type="simple" xlink:href="#_Toc435010242" text:style-name="Internet_20_link" text:visited-style-name="Visited_20_Internet_20_Link"><text:span text:style-name="T2"> </text:span></text:a><text:a xlink:type="simple" xlink:href="#_Toc435010242" text:style-name="Internet_20_link" text:visited-style-name="Visited_20_Internet_20_Link"><text:span text:style-name="T4">Fehler! Textmarke nicht definiert.</text:span></text:a></text:p>
      <text:p text:style-name="Text_20_body"><text:a xlink:type="simple" xlink:href="#_Toc435010243" text:style-name="Internet_20_link" text:visited-style-name="Visited_20_Internet_20_Link"><text:span text:style-name="T5">5.5</text:span></text:a><text:a xlink:type="simple" xlink:href="#_Toc435010243" text:style-name="Internet_20_link" text:visited-style-name="Visited_20_Internet_20_Link"><text:span text:style-name="T2"> </text:span></text:a><text:a xlink:type="simple" xlink:href="#_Toc435010243" text:style-name="Internet_20_link" text:visited-style-name="Visited_20_Internet_20_Link"><text:span text:style-name="T5">OTHER Question?</text:span></text:a><text:a xlink:type="simple" xlink:href="#_Toc435010243" text:style-name="Internet_20_link" text:visited-style-name="Visited_20_Internet_20_Link"><text:span text:style-name="T2">................................................................ </text:span></text:a><text:a xlink:type="simple" xlink:href="#_Toc435010243" text:style-name="Internet_20_link" text:visited-style-name="Visited_20_Internet_20_Link"><text:span text:style-name="T4">Fehler! Textmarke nicht definiert.</text:span></text:a></text:p>
      <text:p text:style-name="Text_20_body"><text:a xlink:type="simple" xlink:href="#_Toc435010244" text:style-name="Internet_20_link" text:visited-style-name="Visited_20_Internet_20_Link"><text:span text:style-name="T5">6</text:span></text:a><text:a xlink:type="simple" xlink:href="#_Toc435010244" text:style-name="Internet_20_link" text:visited-style-name="Visited_20_Internet_20_Link"><text:span text:style-name="T2"> </text:span></text:a><text:a xlink:type="simple" xlink:href="#_Toc435010244" text:style-name="Internet_20_link" text:visited-style-name="Visited_20_Internet_20_Link"><text:span text:style-name="T5">Summary</text:span></text:a><text:a xlink:type="simple" xlink:href="#_Toc435010244" text:style-name="Internet_20_link" text:visited-style-name="Visited_20_Internet_20_Link"><text:span text:style-name="T2">.................................................................................. </text:span></text:a><text:a xlink:type="simple" xlink:href="#_Toc435010244" text:style-name="Internet_20_link" text:visited-style-name="Visited_20_Internet_20_Link"><text:span text:style-name="T3">Fehler! Textmarke nicht definiert.</text:span></text:a></text:p>
      <text:p text:style-name="Text_20_body"><text:soft-page-break/><text:a xlink:type="simple" xlink:href="#_Toc435010245" text:style-name="Internet_20_link" text:visited-style-name="Visited_20_Internet_20_Link"><text:span text:style-name="T5">7</text:span></text:a><text:a xlink:type="simple" xlink:href="#_Toc435010245" text:style-name="Internet_20_link" text:visited-style-name="Visited_20_Internet_20_Link"><text:span text:style-name="T2"> </text:span></text:a><text:a xlink:type="simple" xlink:href="#_Toc435010245" text:style-name="Internet_20_link" text:visited-style-name="Visited_20_Internet_20_Link"><text:span text:style-name="T5">Tasks, recommendations and notes</text:span></text:a><text:a xlink:type="simple" xlink:href="#_Toc435010245" text:style-name="Internet_20_link" text:visited-style-name="Visited_20_Internet_20_Link"><text:span text:style-name="T2">......................................... </text:span></text:a><text:a xlink:type="simple" xlink:href="#_Toc435010245" text:style-name="Internet_20_link" text:visited-style-name="Visited_20_Internet_20_Link"><text:span text:style-name="T3">Fehler! Textmarke nicht definiert.</text:span></text:a></text:p>
      <text:p text:style-name="Text_20_body"><text:a xlink:type="simple" xlink:href="#_Toc435010246" text:style-name="Internet_20_link" text:visited-style-name="Visited_20_Internet_20_Link"><text:span text:style-name="T5">8</text:span></text:a><text:a xlink:type="simple" xlink:href="#_Toc435010246" text:style-name="Internet_20_link" text:visited-style-name="Visited_20_Internet_20_Link"><text:span text:style-name="T2"> </text:span></text:a><text:a xlink:type="simple" xlink:href="#_Toc435010246" text:style-name="Internet_20_link" text:visited-style-name="Visited_20_Internet_20_Link"><text:span text:style-name="T5">Finalization</text:span></text:a><text:a xlink:type="simple" xlink:href="#_Toc435010246" text:style-name="Internet_20_link" text:visited-style-name="Visited_20_Internet_20_Link"><text:span text:style-name="T2">.............................................................................. </text:span></text:a><text:a xlink:type="simple" xlink:href="#_Toc435010246" text:style-name="Internet_20_link" text:visited-style-name="Visited_20_Internet_20_Link"><text:span text:style-name="T3">Fehler! Textmarke nicht definiert.</text:span></text:a></text:p>
      <text:p text:style-name="Text_20_body"><text:bookmark text:name="_Toc404468885"/><text:bookmark text:name="_Toc404468822"/><text:bookmark text:name="_Toc405650219"/><text:bookmark text:name="_Toc405650262"/><text:bookmark text:name="_Toc405650297"/><text:bookmark text:name="_Toc405650447"/><text:bookmark text:name="_Toc405651292"/><text:bookmark text:name="_Toc405651307"/><text:bookmark text:name="_Toc405651360"/><text:bookmark text:name="_Toc405651368"/><text:bookmark text:name="_Toc405651398"/><text:bookmark text:name="_Toc405652249"/><text:bookmark text:name="_Toc405652630"/><text:bookmark text:name="_Toc414164600"/><text:bookmark text:name="_Toc419510546"/><text:a xlink:type="simple" xlink:href="#_Toc435011800" text:style-name="Internet_20_link" text:visited-style-name="Visited_20_Internet_20_Link"><text:span text:style-name="T5">1</text:span></text:a><text:a xlink:type="simple" xlink:href="#_Toc435011800" text:style-name="Internet_20_link" text:visited-style-name="Visited_20_Internet_20_Link"><text:span text:style-name="T1"> </text:span></text:a><text:a xlink:type="simple" xlink:href="#_Toc435011800" text:style-name="Internet_20_link" text:visited-style-name="Visited_20_Internet_20_Link"><text:span text:style-name="T5">Information about the Contract</text:span></text:a><text:a xlink:type="simple" xlink:href="#_Toc435011800" text:style-name="Internet_20_link" text:visited-style-name="Visited_20_Internet_20_Link"><text:span text:style-name="T1"> </text:span></text:a><text:a xlink:type="simple" xlink:href="#_Toc435011800" text:style-name="Internet_20_link" text:visited-style-name="Visited_20_Internet_20_Link"><text:span text:style-name="T2">4</text:span></text:a></text:p>
      <text:p text:style-name="Text_20_body"><text:a xlink:type="simple" xlink:href="#_Toc435011801" text:style-name="Internet_20_link" text:visited-style-name="Visited_20_Internet_20_Link"><text:span text:style-name="T5">1.1</text:span></text:a><text:a xlink:type="simple" xlink:href="#_Toc435011801" text:style-name="Internet_20_link" text:visited-style-name="Visited_20_Internet_20_Link"><text:span text:style-name="T1"> </text:span></text:a><text:a xlink:type="simple" xlink:href="#_Toc435011801" text:style-name="Internet_20_link" text:visited-style-name="Visited_20_Internet_20_Link"><text:span text:style-name="T5">Customer\ Organization\ Authority</text:span></text:a><text:a xlink:type="simple" xlink:href="#_Toc435011801" text:style-name="Internet_20_link" text:visited-style-name="Visited_20_Internet_20_Link"><text:span text:style-name="T2">. 4</text:span></text:a></text:p>
      <text:p text:style-name="Text_20_body"><text:a xlink:type="simple" xlink:href="#_Toc435011802" text:style-name="Internet_20_link" text:visited-style-name="Visited_20_Internet_20_Link"><text:span text:style-name="T5">1.2</text:span></text:a><text:a xlink:type="simple" xlink:href="#_Toc435011802" text:style-name="Internet_20_link" text:visited-style-name="Visited_20_Internet_20_Link"><text:span text:style-name="T1"> </text:span></text:a><text:a xlink:type="simple" xlink:href="#_Toc435011802" text:style-name="Internet_20_link" text:visited-style-name="Visited_20_Internet_20_Link"><text:span text:style-name="T5">Assessor\Contractor</text:span></text:a><text:a xlink:type="simple" xlink:href="#_Toc435011802" text:style-name="Internet_20_link" text:visited-style-name="Visited_20_Internet_20_Link"><text:span text:style-name="T1"> </text:span></text:a><text:a xlink:type="simple" xlink:href="#_Toc435011802" text:style-name="Internet_20_link" text:visited-style-name="Visited_20_Internet_20_Link"><text:span text:style-name="T2">4</text:span></text:a></text:p>
      <text:p text:style-name="Text_20_body"><text:a xlink:type="simple" xlink:href="#_Toc435011803" text:style-name="Internet_20_link" text:visited-style-name="Visited_20_Internet_20_Link"><text:span text:style-name="T5">1.3</text:span></text:a><text:a xlink:type="simple" xlink:href="#_Toc435011803" text:style-name="Internet_20_link" text:visited-style-name="Visited_20_Internet_20_Link"><text:span text:style-name="T1"> </text:span></text:a><text:a xlink:type="simple" xlink:href="#_Toc435011803" text:style-name="Internet_20_link" text:visited-style-name="Visited_20_Internet_20_Link"><text:span text:style-name="T5">About the contract</text:span></text:a><text:a xlink:type="simple" xlink:href="#_Toc435011803" text:style-name="Internet_20_link" text:visited-style-name="Visited_20_Internet_20_Link"><text:span text:style-name="T1"> </text:span></text:a><text:a xlink:type="simple" xlink:href="#_Toc435011803" text:style-name="Internet_20_link" text:visited-style-name="Visited_20_Internet_20_Link"><text:span text:style-name="T2">5</text:span></text:a></text:p>
      <text:p text:style-name="Text_20_body"><text:a xlink:type="simple" xlink:href="#_Toc435011804" text:style-name="Internet_20_link" text:visited-style-name="Visited_20_Internet_20_Link"><text:span text:style-name="T5">2</text:span></text:a><text:a xlink:type="simple" xlink:href="#_Toc435011804" text:style-name="Internet_20_link" text:visited-style-name="Visited_20_Internet_20_Link"><text:span text:style-name="T1"> </text:span></text:a><text:a xlink:type="simple" xlink:href="#_Toc435011804" text:style-name="Internet_20_link" text:visited-style-name="Visited_20_Internet_20_Link"><text:span text:style-name="T5">General</text:span></text:a><text:a xlink:type="simple" xlink:href="#_Toc435011804" text:style-name="Internet_20_link" text:visited-style-name="Visited_20_Internet_20_Link"><text:span text:style-name="T1"> </text:span></text:a><text:a xlink:type="simple" xlink:href="#_Toc435011804" text:style-name="Internet_20_link" text:visited-style-name="Visited_20_Internet_20_Link"><text:span text:style-name="T2">5</text:span></text:a></text:p>
      <text:p text:style-name="Text_20_body"><text:a xlink:type="simple" xlink:href="#_Toc435011805" text:style-name="Internet_20_link" text:visited-style-name="Visited_20_Internet_20_Link"><text:span text:style-name="T5">2.1</text:span></text:a><text:a xlink:type="simple" xlink:href="#_Toc435011805" text:style-name="Internet_20_link" text:visited-style-name="Visited_20_Internet_20_Link"><text:span text:style-name="T1"> </text:span></text:a><text:a xlink:type="simple" xlink:href="#_Toc435011805" text:style-name="Internet_20_link" text:visited-style-name="Visited_20_Internet_20_Link"><text:span text:style-name="T5">Glossary\List of Abbreviations</text:span></text:a><text:a xlink:type="simple" xlink:href="#_Toc435011805" text:style-name="Internet_20_link" text:visited-style-name="Visited_20_Internet_20_Link"><text:span text:style-name="T2">. 5</text:span></text:a></text:p>
      <text:p text:style-name="Text_20_body"><text:a xlink:type="simple" xlink:href="#_Toc435011806" text:style-name="Internet_20_link" text:visited-style-name="Visited_20_Internet_20_Link"><text:span text:style-name="T5">2.2</text:span></text:a><text:a xlink:type="simple" xlink:href="#_Toc435011806" text:style-name="Internet_20_link" text:visited-style-name="Visited_20_Internet_20_Link"><text:span text:style-name="T1"> </text:span></text:a><text:a xlink:type="simple" xlink:href="#_Toc435011806" text:style-name="Internet_20_link" text:visited-style-name="Visited_20_Internet_20_Link"><text:span text:style-name="T5">Referenced standards, guidelines and directives</text:span></text:a><text:a xlink:type="simple" xlink:href="#_Toc435011806" text:style-name="Internet_20_link" text:visited-style-name="Visited_20_Internet_20_Link"><text:span text:style-name="T2">. 5</text:span></text:a></text:p>
      <text:p text:style-name="Text_20_body"><text:a xlink:type="simple" xlink:href="#_Toc435011807" text:style-name="Internet_20_link" text:visited-style-name="Visited_20_Internet_20_Link"><text:span text:style-name="T5">3</text:span></text:a><text:a xlink:type="simple" xlink:href="#_Toc435011807" text:style-name="Internet_20_link" text:visited-style-name="Visited_20_Internet_20_Link"><text:span text:style-name="T1"> </text:span></text:a><text:a xlink:type="simple" xlink:href="#_Toc435011807" text:style-name="Internet_20_link" text:visited-style-name="Visited_20_Internet_20_Link"><text:span text:style-name="T5">Introduction</text:span></text:a><text:a xlink:type="simple" xlink:href="#_Toc435011807" text:style-name="Internet_20_link" text:visited-style-name="Visited_20_Internet_20_Link"><text:span text:style-name="T2">. 6</text:span></text:a></text:p>
      <text:p text:style-name="Text_20_body"><text:a xlink:type="simple" xlink:href="#_Toc435011808" text:style-name="Internet_20_link" text:visited-style-name="Visited_20_Internet_20_Link"><text:span text:style-name="T5">3.1</text:span></text:a><text:a xlink:type="simple" xlink:href="#_Toc435011808" text:style-name="Internet_20_link" text:visited-style-name="Visited_20_Internet_20_Link"><text:span text:style-name="T1"> </text:span></text:a><text:a xlink:type="simple" xlink:href="#_Toc435011808" text:style-name="Internet_20_link" text:visited-style-name="Visited_20_Internet_20_Link"><text:span text:style-name="T5">Initial situation</text:span></text:a><text:a xlink:type="simple" xlink:href="#_Toc435011808" text:style-name="Internet_20_link" text:visited-style-name="Visited_20_Internet_20_Link"><text:span text:style-name="T2">. 6</text:span></text:a></text:p>
      <text:p text:style-name="Text_20_body"><text:a xlink:type="simple" xlink:href="#_Toc435011809" text:style-name="Internet_20_link" text:visited-style-name="Visited_20_Internet_20_Link"><text:span text:style-name="T5">3.2</text:span></text:a><text:a xlink:type="simple" xlink:href="#_Toc435011809" text:style-name="Internet_20_link" text:visited-style-name="Visited_20_Internet_20_Link"><text:span text:style-name="T1"> </text:span></text:a><text:a xlink:type="simple" xlink:href="#_Toc435011809" text:style-name="Internet_20_link" text:visited-style-name="Visited_20_Internet_20_Link"><text:span text:style-name="T5">Scope of the assessment</text:span></text:a><text:a xlink:type="simple" xlink:href="#_Toc435011809" text:style-name="Internet_20_link" text:visited-style-name="Visited_20_Internet_20_Link"><text:span text:style-name="T1"> </text:span></text:a><text:a xlink:type="simple" xlink:href="#_Toc435011809" text:style-name="Internet_20_link" text:visited-style-name="Visited_20_Internet_20_Link"><text:span text:style-name="T2">6</text:span></text:a></text:p>
      <text:p text:style-name="Text_20_body"><text:a xlink:type="simple" xlink:href="#_Toc435011810" text:style-name="Internet_20_link" text:visited-style-name="Visited_20_Internet_20_Link"><text:span text:style-name="T5">3.3</text:span></text:a><text:a xlink:type="simple" xlink:href="#_Toc435011810" text:style-name="Internet_20_link" text:visited-style-name="Visited_20_Internet_20_Link"><text:span text:style-name="T1"> </text:span></text:a><text:a xlink:type="simple" xlink:href="#_Toc435011810" text:style-name="Internet_20_link" text:visited-style-name="Visited_20_Internet_20_Link"><text:span text:style-name="T5">Contents of the assessment and issues of concern</text:span></text:a><text:a xlink:type="simple" xlink:href="#_Toc435011810" text:style-name="Internet_20_link" text:visited-style-name="Visited_20_Internet_20_Link"><text:span text:style-name="T2">. 6</text:span></text:a></text:p>
      <text:p text:style-name="Text_20_body"><text:a xlink:type="simple" xlink:href="#_Toc435011811" text:style-name="Internet_20_link" text:visited-style-name="Visited_20_Internet_20_Link"><text:span text:style-name="T5">3.4</text:span></text:a><text:a xlink:type="simple" xlink:href="#_Toc435011811" text:style-name="Internet_20_link" text:visited-style-name="Visited_20_Internet_20_Link"><text:span text:style-name="T1"> </text:span></text:a><text:a xlink:type="simple" xlink:href="#_Toc435011811" text:style-name="Internet_20_link" text:visited-style-name="Visited_20_Internet_20_Link"><text:span text:style-name="T5">Assessment conditions and exceptions</text:span></text:a><text:a xlink:type="simple" xlink:href="#_Toc435011811" text:style-name="Internet_20_link" text:visited-style-name="Visited_20_Internet_20_Link"><text:span text:style-name="T2">. 6</text:span></text:a></text:p>
      <text:p text:style-name="Text_20_body"><text:a xlink:type="simple" xlink:href="#_Toc435011812" text:style-name="Internet_20_link" text:visited-style-name="Visited_20_Internet_20_Link"><text:span text:style-name="T5">3.5</text:span></text:a><text:a xlink:type="simple" xlink:href="#_Toc435011812" text:style-name="Internet_20_link" text:visited-style-name="Visited_20_Internet_20_Link"><text:span text:style-name="T1"> </text:span></text:a><text:a xlink:type="simple" xlink:href="#_Toc435011812" text:style-name="Internet_20_link" text:visited-style-name="Visited_20_Internet_20_Link"><text:span text:style-name="T5">Documents for the software life cycle and software creation</text:span></text:a><text:a xlink:type="simple" xlink:href="#_Toc435011812" text:style-name="Internet_20_link" text:visited-style-name="Visited_20_Internet_20_Link"><text:span text:style-name="T2">. 7</text:span></text:a></text:p>
      <text:p text:style-name="Text_20_body"><text:a xlink:type="simple" xlink:href="#_Toc435011813" text:style-name="Internet_20_link" text:visited-style-name="Visited_20_Internet_20_Link"><text:span text:style-name="T5">4</text:span></text:a><text:a xlink:type="simple" xlink:href="#_Toc435011813" text:style-name="Internet_20_link" text:visited-style-name="Visited_20_Internet_20_Link"><text:span text:style-name="T1"> </text:span></text:a><text:a xlink:type="simple" xlink:href="#_Toc435011813" text:style-name="Internet_20_link" text:visited-style-name="Visited_20_Internet_20_Link"><text:span text:style-name="T5">Expert assessment</text:span></text:a><text:a xlink:type="simple" xlink:href="#_Toc435011813" text:style-name="Internet_20_link" text:visited-style-name="Visited_20_Internet_20_Link"><text:span text:style-name="T1"> </text:span></text:a><text:a xlink:type="simple" xlink:href="#_Toc435011813" text:style-name="Internet_20_link" text:visited-style-name="Visited_20_Internet_20_Link"><text:span text:style-name="T2">8</text:span></text:a></text:p>
      <text:p text:style-name="Text_20_body"><text:a xlink:type="simple" xlink:href="#_Toc435011814" text:style-name="Internet_20_link" text:visited-style-name="Visited_20_Internet_20_Link"><text:span text:style-name="T5">4.1</text:span></text:a><text:a xlink:type="simple" xlink:href="#_Toc435011814" text:style-name="Internet_20_link" text:visited-style-name="Visited_20_Internet_20_Link"><text:span text:style-name="T1"> </text:span></text:a><text:a xlink:type="simple" xlink:href="#_Toc435011814" text:style-name="Internet_20_link" text:visited-style-name="Visited_20_Internet_20_Link"><text:span text:style-name="T5">Process</text:span></text:a><text:a xlink:type="simple" xlink:href="#_Toc435011814" text:style-name="Internet_20_link" text:visited-style-name="Visited_20_Internet_20_Link"><text:span text:style-name="T2">. 8</text:span></text:a></text:p>
      <text:p text:style-name="Text_20_body"><text:a xlink:type="simple" xlink:href="#_Toc435011815" text:style-name="Internet_20_link" text:visited-style-name="Visited_20_Internet_20_Link"><text:span text:style-name="T5">4.1.1</text:span></text:a><text:a xlink:type="simple" xlink:href="#_Toc435011815" text:style-name="Internet_20_link" text:visited-style-name="Visited_20_Internet_20_Link"><text:span text:style-name="T1"> </text:span></text:a><text:a xlink:type="simple" xlink:href="#_Toc435011815" text:style-name="Internet_20_link" text:visited-style-name="Visited_20_Internet_20_Link"><text:span text:style-name="T5">Assessment process</text:span></text:a><text:a xlink:type="simple" xlink:href="#_Toc435011815" text:style-name="Internet_20_link" text:visited-style-name="Visited_20_Internet_20_Link"><text:span text:style-name="T2">. 8</text:span></text:a></text:p>
      <text:p text:style-name="Text_20_body"><text:a xlink:type="simple" xlink:href="#_Toc435011816" text:style-name="Internet_20_link" text:visited-style-name="Visited_20_Internet_20_Link"><text:span text:style-name="T5">4.1.2</text:span></text:a><text:a xlink:type="simple" xlink:href="#_Toc435011816" text:style-name="Internet_20_link" text:visited-style-name="Visited_20_Internet_20_Link"><text:span text:style-name="T1"> </text:span></text:a><text:a xlink:type="simple" xlink:href="#_Toc435011816" text:style-name="Internet_20_link" text:visited-style-name="Visited_20_Internet_20_Link"><text:span text:style-name="T5">Review of Planning Documents</text:span></text:a><text:a xlink:type="simple" xlink:href="#_Toc435011816" text:style-name="Internet_20_link" text:visited-style-name="Visited_20_Internet_20_Link"><text:span text:style-name="T2">. 8</text:span></text:a></text:p>
      <text:p text:style-name="Text_20_body"><text:a xlink:type="simple" xlink:href="#_Toc435011817" text:style-name="Internet_20_link" text:visited-style-name="Visited_20_Internet_20_Link"><text:span text:style-name="T5">4.1.3</text:span></text:a><text:a xlink:type="simple" xlink:href="#_Toc435011817" text:style-name="Internet_20_link" text:visited-style-name="Visited_20_Internet_20_Link"><text:span text:style-name="T1"> </text:span></text:a><text:a xlink:type="simple" xlink:href="#_Toc435011817" text:style-name="Internet_20_link" text:visited-style-name="Visited_20_Internet_20_Link"><text:span text:style-name="T5">Initial Assessment</text:span></text:a><text:a xlink:type="simple" xlink:href="#_Toc435011817" text:style-name="Internet_20_link" text:visited-style-name="Visited_20_Internet_20_Link"><text:span text:style-name="T1"> </text:span></text:a><text:a xlink:type="simple" xlink:href="#_Toc435011817" text:style-name="Internet_20_link" text:visited-style-name="Visited_20_Internet_20_Link"><text:span text:style-name="T2">8</text:span></text:a></text:p>
      <text:p text:style-name="Text_20_body"><text:a xlink:type="simple" xlink:href="#_Toc435011818" text:style-name="Internet_20_link" text:visited-style-name="Visited_20_Internet_20_Link"><text:span text:style-name="T5">4.2</text:span></text:a><text:a xlink:type="simple" xlink:href="#_Toc435011818" text:style-name="Internet_20_link" text:visited-style-name="Visited_20_Internet_20_Link"><text:span text:style-name="T1"> </text:span></text:a><text:a xlink:type="simple" xlink:href="#_Toc435011818" text:style-name="Internet_20_link" text:visited-style-name="Visited_20_Internet_20_Link"><text:span text:style-name="T5">Sections assessed</text:span></text:a><text:a xlink:type="simple" xlink:href="#_Toc435011818" text:style-name="Internet_20_link" text:visited-style-name="Visited_20_Internet_20_Link"><text:span text:style-name="T2">. 9</text:span></text:a></text:p>
      <text:p text:style-name="Text_20_body"><text:a xlink:type="simple" xlink:href="#_Toc435011819" text:style-name="Internet_20_link" text:visited-style-name="Visited_20_Internet_20_Link"><text:span text:style-name="T5">5</text:span></text:a><text:a xlink:type="simple" xlink:href="#_Toc435011819" text:style-name="Internet_20_link" text:visited-style-name="Visited_20_Internet_20_Link"><text:span text:style-name="T1"> </text:span></text:a><text:a xlink:type="simple" xlink:href="#_Toc435011819" text:style-name="Internet_20_link" text:visited-style-name="Visited_20_Internet_20_Link"><text:span text:style-name="T5">Answers to Questions</text:span></text:a><text:a xlink:type="simple" xlink:href="#_Toc435011819" text:style-name="Internet_20_link" text:visited-style-name="Visited_20_Internet_20_Link"><text:span text:style-name="T2">. 10</text:span></text:a></text:p>
      <text:p text:style-name="Text_20_body"><text:a xlink:type="simple" xlink:href="#_Toc435011820" text:style-name="Internet_20_link" text:visited-style-name="Visited_20_Internet_20_Link"><text:span text:style-name="T5">5.1</text:span></text:a><text:a xlink:type="simple" xlink:href="#_Toc435011820" text:style-name="Internet_20_link" text:visited-style-name="Visited_20_Internet_20_Link"><text:span text:style-name="T1"> </text:span></text:a><text:a xlink:type="simple" xlink:href="#_Toc435011820" text:style-name="Internet_20_link" text:visited-style-name="Visited_20_Internet_20_Link"><text:span text:style-name="T5">Project Quality Assessment</text:span></text:a><text:a xlink:type="simple" xlink:href="#_Toc435011820" text:style-name="Internet_20_link" text:visited-style-name="Visited_20_Internet_20_Link"><text:span text:style-name="T1"> </text:span></text:a><text:a xlink:type="simple" xlink:href="#_Toc435011820" text:style-name="Internet_20_link" text:visited-style-name="Visited_20_Internet_20_Link"><text:span text:style-name="T2">10</text:span></text:a></text:p>
      <text:p text:style-name="Text_20_body"><text:a xlink:type="simple" xlink:href="#_Toc435011821" text:style-name="Internet_20_link" text:visited-style-name="Visited_20_Internet_20_Link"><text:span text:style-name="T5">5.1.1</text:span></text:a><text:a xlink:type="simple" xlink:href="#_Toc435011821" text:style-name="Internet_20_link" text:visited-style-name="Visited_20_Internet_20_Link"><text:span text:style-name="T1"> </text:span></text:a><text:a xlink:type="simple" xlink:href="#_Toc435011821" text:style-name="Internet_20_link" text:visited-style-name="Visited_20_Internet_20_Link"><text:span text:style-name="T5">Goals, conformity and SIL [EN 50128 Section 4]</text:span></text:a><text:a xlink:type="simple" xlink:href="#_Toc435011821" text:style-name="Internet_20_link" text:visited-style-name="Visited_20_Internet_20_Link"><text:span text:style-name="T1"> </text:span></text:a><text:a xlink:type="simple" xlink:href="#_Toc435011821" text:style-name="Internet_20_link" text:visited-style-name="Visited_20_Internet_20_Link"><text:span text:style-name="T2">10</text:span></text:a></text:p>
      <text:p text:style-name="Text_20_body"><text:a xlink:type="simple" xlink:href="#_Toc435011822" text:style-name="Internet_20_link" text:visited-style-name="Visited_20_Internet_20_Link"><text:span text:style-name="T5">5.1.2</text:span></text:a><text:a xlink:type="simple" xlink:href="#_Toc435011822" text:style-name="Internet_20_link" text:visited-style-name="Visited_20_Internet_20_Link"><text:span text:style-name="T1"> </text:span></text:a><text:a xlink:type="simple" xlink:href="#_Toc435011822" text:style-name="Internet_20_link" text:visited-style-name="Visited_20_Internet_20_Link"><text:span text:style-name="T5">Personnel and responsibility [EN 50128 section 5.1 and 5.2]</text:span></text:a><text:a xlink:type="simple" xlink:href="#_Toc435011822" text:style-name="Internet_20_link" text:visited-style-name="Visited_20_Internet_20_Link"><text:span text:style-name="T1"> </text:span></text:a><text:a xlink:type="simple" xlink:href="#_Toc435011822" text:style-name="Internet_20_link" text:visited-style-name="Visited_20_Internet_20_Link"><text:span text:style-name="T2">10</text:span></text:a></text:p>
      <text:p text:style-name="Text_20_body"><text:a xlink:type="simple" xlink:href="#_Toc435011823" text:style-name="Internet_20_link" text:visited-style-name="Visited_20_Internet_20_Link"><text:span text:style-name="T5">5.1.3</text:span></text:a><text:a xlink:type="simple" xlink:href="#_Toc435011823" text:style-name="Internet_20_link" text:visited-style-name="Visited_20_Internet_20_Link"><text:span text:style-name="T1"> </text:span></text:a><text:a xlink:type="simple" xlink:href="#_Toc435011823" text:style-name="Internet_20_link" text:visited-style-name="Visited_20_Internet_20_Link"><text:span text:style-name="T5">Life cycle and documentation [EN 50128 section 5.3]</text:span></text:a><text:a xlink:type="simple" xlink:href="#_Toc435011823" text:style-name="Internet_20_link" text:visited-style-name="Visited_20_Internet_20_Link"><text:span text:style-name="T1"> </text:span></text:a><text:a xlink:type="simple" xlink:href="#_Toc435011823" text:style-name="Internet_20_link" text:visited-style-name="Visited_20_Internet_20_Link"><text:span text:style-name="T2">10</text:span></text:a></text:p>
      <text:p text:style-name="Text_20_body"><text:a xlink:type="simple" xlink:href="#_Toc435011824" text:style-name="Internet_20_link" text:visited-style-name="Visited_20_Internet_20_Link"><text:span text:style-name="T5">5.1.4</text:span></text:a><text:a xlink:type="simple" xlink:href="#_Toc435011824" text:style-name="Internet_20_link" text:visited-style-name="Visited_20_Internet_20_Link"><text:span text:style-name="T1"> </text:span></text:a><text:a xlink:type="simple" xlink:href="#_Toc435011824" text:style-name="Internet_20_link" text:visited-style-name="Visited_20_Internet_20_Link"><text:span text:style-name="T5">Software quality assurance [EN 50128 section 6.5]</text:span></text:a><text:a xlink:type="simple" xlink:href="#_Toc435011824" text:style-name="Internet_20_link" text:visited-style-name="Visited_20_Internet_20_Link"><text:span text:style-name="T1"> </text:span></text:a><text:a xlink:type="simple" xlink:href="#_Toc435011824" text:style-name="Internet_20_link" text:visited-style-name="Visited_20_Internet_20_Link"><text:span text:style-name="T2">11</text:span></text:a></text:p>
      <text:p text:style-name="Text_20_body"><text:a xlink:type="simple" xlink:href="#_Toc435011825" text:style-name="Internet_20_link" text:visited-style-name="Visited_20_Internet_20_Link"><text:span text:style-name="T5">5.1.5</text:span></text:a><text:a xlink:type="simple" xlink:href="#_Toc435011825" text:style-name="Internet_20_link" text:visited-style-name="Visited_20_Internet_20_Link"><text:span text:style-name="T1"> </text:span></text:a><text:a xlink:type="simple" xlink:href="#_Toc435011825" text:style-name="Internet_20_link" text:visited-style-name="Visited_20_Internet_20_Link"><text:span text:style-name="T5">Changes and change management [EN 50128 sect. 6.6]</text:span></text:a><text:a xlink:type="simple" xlink:href="#_Toc435011825" text:style-name="Internet_20_link" text:visited-style-name="Visited_20_Internet_20_Link"><text:span text:style-name="T1"> </text:span></text:a><text:a xlink:type="simple" xlink:href="#_Toc435011825" text:style-name="Internet_20_link" text:visited-style-name="Visited_20_Internet_20_Link"><text:span text:style-name="T2">11</text:span></text:a></text:p>
      <text:p text:style-name="Text_20_body"><text:a xlink:type="simple" xlink:href="#_Toc435011826" text:style-name="Internet_20_link" text:visited-style-name="Visited_20_Internet_20_Link"><text:span text:style-name="T5">5.2</text:span></text:a><text:a xlink:type="simple" xlink:href="#_Toc435011826" text:style-name="Internet_20_link" text:visited-style-name="Visited_20_Internet_20_Link"><text:span text:style-name="T1"> </text:span></text:a><text:a xlink:type="simple" xlink:href="#_Toc435011826" text:style-name="Internet_20_link" text:visited-style-name="Visited_20_Internet_20_Link"><text:span text:style-name="T5">V&amp;V Assessment</text:span></text:a><text:a xlink:type="simple" xlink:href="#_Toc435011826" text:style-name="Internet_20_link" text:visited-style-name="Visited_20_Internet_20_Link"><text:span text:style-name="T1"> </text:span></text:a><text:a xlink:type="simple" xlink:href="#_Toc435011826" text:style-name="Internet_20_link" text:visited-style-name="Visited_20_Internet_20_Link"><text:span text:style-name="T2">11</text:span></text:a></text:p>
      <text:p text:style-name="Text_20_body"><text:a xlink:type="simple" xlink:href="#_Toc435011827" text:style-name="Internet_20_link" text:visited-style-name="Visited_20_Internet_20_Link"><text:span text:style-name="T5">5.2.1</text:span></text:a><text:a xlink:type="simple" xlink:href="#_Toc435011827" text:style-name="Internet_20_link" text:visited-style-name="Visited_20_Internet_20_Link"><text:span text:style-name="T1"> </text:span></text:a><text:a xlink:type="simple" xlink:href="#_Toc435011827" text:style-name="Internet_20_link" text:visited-style-name="Visited_20_Internet_20_Link"><text:span text:style-name="T5">Software test [EN 50128 sect. 6.1]</text:span></text:a><text:a xlink:type="simple" xlink:href="#_Toc435011827" text:style-name="Internet_20_link" text:visited-style-name="Visited_20_Internet_20_Link"><text:span text:style-name="T1"> </text:span></text:a><text:a xlink:type="simple" xlink:href="#_Toc435011827" text:style-name="Internet_20_link" text:visited-style-name="Visited_20_Internet_20_Link"><text:span text:style-name="T2">11</text:span></text:a></text:p>
      <text:p text:style-name="Text_20_body"><text:a xlink:type="simple" xlink:href="#_Toc435011828" text:style-name="Internet_20_link" text:visited-style-name="Visited_20_Internet_20_Link"><text:span text:style-name="T5">5.2.2</text:span></text:a><text:a xlink:type="simple" xlink:href="#_Toc435011828" text:style-name="Internet_20_link" text:visited-style-name="Visited_20_Internet_20_Link"><text:span text:style-name="T1"> </text:span></text:a><text:a xlink:type="simple" xlink:href="#_Toc435011828" text:style-name="Internet_20_link" text:visited-style-name="Visited_20_Internet_20_Link"><text:span text:style-name="T5">Software verification [EN 50128 sect. 6.2]</text:span></text:a><text:a xlink:type="simple" xlink:href="#_Toc435011828" text:style-name="Internet_20_link" text:visited-style-name="Visited_20_Internet_20_Link"><text:span text:style-name="T1"> </text:span></text:a><text:a xlink:type="simple" xlink:href="#_Toc435011828" text:style-name="Internet_20_link" text:visited-style-name="Visited_20_Internet_20_Link"><text:span text:style-name="T2">11</text:span></text:a></text:p>
      <text:p text:style-name="Text_20_body"><text:soft-page-break/><text:a xlink:type="simple" xlink:href="#_Toc435011829" text:style-name="Internet_20_link" text:visited-style-name="Visited_20_Internet_20_Link"><text:span text:style-name="T5">5.2.3</text:span></text:a><text:a xlink:type="simple" xlink:href="#_Toc435011829" text:style-name="Internet_20_link" text:visited-style-name="Visited_20_Internet_20_Link"><text:span text:style-name="T1"> </text:span></text:a><text:a xlink:type="simple" xlink:href="#_Toc435011829" text:style-name="Internet_20_link" text:visited-style-name="Visited_20_Internet_20_Link"><text:span text:style-name="T5">Software validation [EN 50128 sect. 6.3]</text:span></text:a><text:a xlink:type="simple" xlink:href="#_Toc435011829" text:style-name="Internet_20_link" text:visited-style-name="Visited_20_Internet_20_Link"><text:span text:style-name="T1"> </text:span></text:a><text:a xlink:type="simple" xlink:href="#_Toc435011829" text:style-name="Internet_20_link" text:visited-style-name="Visited_20_Internet_20_Link"><text:span text:style-name="T2">12</text:span></text:a></text:p>
      <text:p text:style-name="Text_20_body"><text:a xlink:type="simple" xlink:href="#_Toc435011830" text:style-name="Internet_20_link" text:visited-style-name="Visited_20_Internet_20_Link"><text:span text:style-name="T5">5.2.4</text:span></text:a><text:a xlink:type="simple" xlink:href="#_Toc435011830" text:style-name="Internet_20_link" text:visited-style-name="Visited_20_Internet_20_Link"><text:span text:style-name="T1"> </text:span></text:a><text:a xlink:type="simple" xlink:href="#_Toc435011830" text:style-name="Internet_20_link" text:visited-style-name="Visited_20_Internet_20_Link"><text:span text:style-name="T5">Software implementation and test (EN 50128 sect. 7.5)</text:span></text:a><text:a xlink:type="simple" xlink:href="#_Toc435011830" text:style-name="Internet_20_link" text:visited-style-name="Visited_20_Internet_20_Link"><text:span text:style-name="T1"> </text:span></text:a><text:a xlink:type="simple" xlink:href="#_Toc435011830" text:style-name="Internet_20_link" text:visited-style-name="Visited_20_Internet_20_Link"><text:span text:style-name="T2">12</text:span></text:a></text:p>
      <text:p text:style-name="Text_20_body"><text:a xlink:type="simple" xlink:href="#_Toc435011831" text:style-name="Internet_20_link" text:visited-style-name="Visited_20_Internet_20_Link"><text:span text:style-name="T5">5.2.5</text:span></text:a><text:a xlink:type="simple" xlink:href="#_Toc435011831" text:style-name="Internet_20_link" text:visited-style-name="Visited_20_Internet_20_Link"><text:span text:style-name="T1"> </text:span></text:a><text:a xlink:type="simple" xlink:href="#_Toc435011831" text:style-name="Internet_20_link" text:visited-style-name="Visited_20_Internet_20_Link"><text:span text:style-name="T5">Software integration (EN 50128 sect. 7.6)</text:span></text:a><text:a xlink:type="simple" xlink:href="#_Toc435011831" text:style-name="Internet_20_link" text:visited-style-name="Visited_20_Internet_20_Link"><text:span text:style-name="T1"> </text:span></text:a><text:a xlink:type="simple" xlink:href="#_Toc435011831" text:style-name="Internet_20_link" text:visited-style-name="Visited_20_Internet_20_Link"><text:span text:style-name="T2">12</text:span></text:a></text:p>
      <text:p text:style-name="Text_20_body"><text:a xlink:type="simple" xlink:href="#_Toc435011832" text:style-name="Internet_20_link" text:visited-style-name="Visited_20_Internet_20_Link"><text:span text:style-name="T5">5.3</text:span></text:a><text:a xlink:type="simple" xlink:href="#_Toc435011832" text:style-name="Internet_20_link" text:visited-style-name="Visited_20_Internet_20_Link"><text:span text:style-name="T1"> </text:span></text:a><text:a xlink:type="simple" xlink:href="#_Toc435011832" text:style-name="Internet_20_link" text:visited-style-name="Visited_20_Internet_20_Link"><text:span text:style-name="T5">Safety Activities Assessment</text:span></text:a><text:a xlink:type="simple" xlink:href="#_Toc435011832" text:style-name="Internet_20_link" text:visited-style-name="Visited_20_Internet_20_Link"><text:span text:style-name="T1"> </text:span></text:a><text:a xlink:type="simple" xlink:href="#_Toc435011832" text:style-name="Internet_20_link" text:visited-style-name="Visited_20_Internet_20_Link"><text:span text:style-name="T2">12</text:span></text:a></text:p>
      <text:p text:style-name="Text_20_body"><text:a xlink:type="simple" xlink:href="#_Toc435011833" text:style-name="Internet_20_link" text:visited-style-name="Visited_20_Internet_20_Link"><text:span text:style-name="T5">5.3.1</text:span></text:a><text:a xlink:type="simple" xlink:href="#_Toc435011833" text:style-name="Internet_20_link" text:visited-style-name="Visited_20_Internet_20_Link"><text:span text:style-name="T1"> </text:span></text:a><text:a xlink:type="simple" xlink:href="#_Toc435011833" text:style-name="Internet_20_link" text:visited-style-name="Visited_20_Internet_20_Link"><text:span text:style-name="T5">Software assessment [EN 50128 sect. 6.4]</text:span></text:a><text:a xlink:type="simple" xlink:href="#_Toc435011833" text:style-name="Internet_20_link" text:visited-style-name="Visited_20_Internet_20_Link"><text:span text:style-name="T1"> </text:span></text:a><text:a xlink:type="simple" xlink:href="#_Toc435011833" text:style-name="Internet_20_link" text:visited-style-name="Visited_20_Internet_20_Link"><text:span text:style-name="T2">12</text:span></text:a></text:p>
      <text:p text:style-name="Text_20_body"><text:a xlink:type="simple" xlink:href="#_Toc435011834" text:style-name="Internet_20_link" text:visited-style-name="Visited_20_Internet_20_Link"><text:span text:style-name="T5">5.3.2</text:span></text:a><text:a xlink:type="simple" xlink:href="#_Toc435011834" text:style-name="Internet_20_link" text:visited-style-name="Visited_20_Internet_20_Link"><text:span text:style-name="T1"> </text:span></text:a><text:a xlink:type="simple" xlink:href="#_Toc435011834" text:style-name="Internet_20_link" text:visited-style-name="Visited_20_Internet_20_Link"><text:span text:style-name="T5">Supporting tools and languages [EN 50128 sect. 6.7]</text:span></text:a><text:a xlink:type="simple" xlink:href="#_Toc435011834" text:style-name="Internet_20_link" text:visited-style-name="Visited_20_Internet_20_Link"><text:span text:style-name="T1"> </text:span></text:a><text:a xlink:type="simple" xlink:href="#_Toc435011834" text:style-name="Internet_20_link" text:visited-style-name="Visited_20_Internet_20_Link"><text:span text:style-name="T2">13</text:span></text:a></text:p>
      <text:p text:style-name="Text_20_body"><text:a xlink:type="simple" xlink:href="#_Toc435011835" text:style-name="Internet_20_link" text:visited-style-name="Visited_20_Internet_20_Link"><text:span text:style-name="T5">5.3.3</text:span></text:a><text:a xlink:type="simple" xlink:href="#_Toc435011835" text:style-name="Internet_20_link" text:visited-style-name="Visited_20_Internet_20_Link"><text:span text:style-name="T1"> </text:span></text:a><text:a xlink:type="simple" xlink:href="#_Toc435011835" text:style-name="Internet_20_link" text:visited-style-name="Visited_20_Internet_20_Link"><text:span text:style-name="T5">Software requirement (EN 50128 sect. 7.2)</text:span></text:a><text:a xlink:type="simple" xlink:href="#_Toc435011835" text:style-name="Internet_20_link" text:visited-style-name="Visited_20_Internet_20_Link"><text:span text:style-name="T1"> </text:span></text:a><text:a xlink:type="simple" xlink:href="#_Toc435011835" text:style-name="Internet_20_link" text:visited-style-name="Visited_20_Internet_20_Link"><text:span text:style-name="T2">13</text:span></text:a></text:p>
      <text:p text:style-name="Text_20_body"><text:a xlink:type="simple" xlink:href="#_Toc435011836" text:style-name="Internet_20_link" text:visited-style-name="Visited_20_Internet_20_Link"><text:span text:style-name="T5">5.3.4</text:span></text:a><text:a xlink:type="simple" xlink:href="#_Toc435011836" text:style-name="Internet_20_link" text:visited-style-name="Visited_20_Internet_20_Link"><text:span text:style-name="T1"> </text:span></text:a><text:a xlink:type="simple" xlink:href="#_Toc435011836" text:style-name="Internet_20_link" text:visited-style-name="Visited_20_Internet_20_Link"><text:span text:style-name="T5">Software architecture and design (EN 50128 sect. 7.3)</text:span></text:a><text:a xlink:type="simple" xlink:href="#_Toc435011836" text:style-name="Internet_20_link" text:visited-style-name="Visited_20_Internet_20_Link"><text:span text:style-name="T1"> </text:span></text:a><text:a xlink:type="simple" xlink:href="#_Toc435011836" text:style-name="Internet_20_link" text:visited-style-name="Visited_20_Internet_20_Link"><text:span text:style-name="T2">13</text:span></text:a></text:p>
      <text:p text:style-name="Text_20_body"><text:a xlink:type="simple" xlink:href="#_Toc435011837" text:style-name="Internet_20_link" text:visited-style-name="Visited_20_Internet_20_Link"><text:span text:style-name="T5">5.3.5</text:span></text:a><text:a xlink:type="simple" xlink:href="#_Toc435011837" text:style-name="Internet_20_link" text:visited-style-name="Visited_20_Internet_20_Link"><text:span text:style-name="T1"> </text:span></text:a><text:a xlink:type="simple" xlink:href="#_Toc435011837" text:style-name="Internet_20_link" text:visited-style-name="Visited_20_Internet_20_Link"><text:span text:style-name="T5">Software components design (EN 50128 sect. 7.4)</text:span></text:a><text:a xlink:type="simple" xlink:href="#_Toc435011837" text:style-name="Internet_20_link" text:visited-style-name="Visited_20_Internet_20_Link"><text:span text:style-name="T1"> </text:span></text:a><text:a xlink:type="simple" xlink:href="#_Toc435011837" text:style-name="Internet_20_link" text:visited-style-name="Visited_20_Internet_20_Link"><text:span text:style-name="T2">13</text:span></text:a></text:p>
      <text:p text:style-name="Text_20_body"><text:a xlink:type="simple" xlink:href="#_Toc435011838" text:style-name="Internet_20_link" text:visited-style-name="Visited_20_Internet_20_Link"><text:span text:style-name="T5">5.3.6</text:span></text:a><text:a xlink:type="simple" xlink:href="#_Toc435011838" text:style-name="Internet_20_link" text:visited-style-name="Visited_20_Internet_20_Link"><text:span text:style-name="T1"> </text:span></text:a><text:a xlink:type="simple" xlink:href="#_Toc435011838" text:style-name="Internet_20_link" text:visited-style-name="Visited_20_Internet_20_Link"><text:span text:style-name="T5">Overall software test [EN 50128 sect. 7.7]</text:span></text:a><text:a xlink:type="simple" xlink:href="#_Toc435011838" text:style-name="Internet_20_link" text:visited-style-name="Visited_20_Internet_20_Link"><text:span text:style-name="T1"> </text:span></text:a><text:a xlink:type="simple" xlink:href="#_Toc435011838" text:style-name="Internet_20_link" text:visited-style-name="Visited_20_Internet_20_Link"><text:span text:style-name="T2">14</text:span></text:a></text:p>
      <text:p text:style-name="Text_20_body"><text:a xlink:type="simple" xlink:href="#_Toc435011839" text:style-name="Internet_20_link" text:visited-style-name="Visited_20_Internet_20_Link"><text:span text:style-name="T5">5.3.7</text:span></text:a><text:a xlink:type="simple" xlink:href="#_Toc435011839" text:style-name="Internet_20_link" text:visited-style-name="Visited_20_Internet_20_Link"><text:span text:style-name="T1"> </text:span></text:a><text:a xlink:type="simple" xlink:href="#_Toc435011839" text:style-name="Internet_20_link" text:visited-style-name="Visited_20_Internet_20_Link"><text:span text:style-name="T5">Application data or algorithms – systems configured by application data or algorithms [EN 50128 sect. 8]</text:span></text:a><text:a xlink:type="simple" xlink:href="#_Toc435011839" text:style-name="Internet_20_link" text:visited-style-name="Visited_20_Internet_20_Link"><text:span text:style-name="T1"> </text:span></text:a><text:a xlink:type="simple" xlink:href="#_Toc435011839" text:style-name="Internet_20_link" text:visited-style-name="Visited_20_Internet_20_Link"><text:span text:style-name="T2">14</text:span></text:a></text:p>
      <text:p text:style-name="Text_20_body"><text:a xlink:type="simple" xlink:href="#_Toc435011840" text:style-name="Internet_20_link" text:visited-style-name="Visited_20_Internet_20_Link"><text:span text:style-name="T5">5.3.8</text:span></text:a><text:a xlink:type="simple" xlink:href="#_Toc435011840" text:style-name="Internet_20_link" text:visited-style-name="Visited_20_Internet_20_Link"><text:span text:style-name="T1"> </text:span></text:a><text:a xlink:type="simple" xlink:href="#_Toc435011840" text:style-name="Internet_20_link" text:visited-style-name="Visited_20_Internet_20_Link"><text:span text:style-name="T5">Deployment of the software [EN 50128 sect. 9.1]</text:span></text:a><text:a xlink:type="simple" xlink:href="#_Toc435011840" text:style-name="Internet_20_link" text:visited-style-name="Visited_20_Internet_20_Link"><text:span text:style-name="T1"> </text:span></text:a><text:a xlink:type="simple" xlink:href="#_Toc435011840" text:style-name="Internet_20_link" text:visited-style-name="Visited_20_Internet_20_Link"><text:span text:style-name="T2">14</text:span></text:a></text:p>
      <text:p text:style-name="Text_20_body"><text:a xlink:type="simple" xlink:href="#_Toc435011841" text:style-name="Internet_20_link" text:visited-style-name="Visited_20_Internet_20_Link"><text:span text:style-name="T5">5.3.9</text:span></text:a><text:a xlink:type="simple" xlink:href="#_Toc435011841" text:style-name="Internet_20_link" text:visited-style-name="Visited_20_Internet_20_Link"><text:span text:style-name="T1"> </text:span></text:a><text:a xlink:type="simple" xlink:href="#_Toc435011841" text:style-name="Internet_20_link" text:visited-style-name="Visited_20_Internet_20_Link"><text:span text:style-name="T5">Maintenance of the software [EN 50128 sect. 9.2]</text:span></text:a><text:a xlink:type="simple" xlink:href="#_Toc435011841" text:style-name="Internet_20_link" text:visited-style-name="Visited_20_Internet_20_Link"><text:span text:style-name="T1"> </text:span></text:a><text:a xlink:type="simple" xlink:href="#_Toc435011841" text:style-name="Internet_20_link" text:visited-style-name="Visited_20_Internet_20_Link"><text:span text:style-name="T2">14</text:span></text:a></text:p>
      <text:p text:style-name="Text_20_body"><text:a xlink:type="simple" xlink:href="#_Toc435011842" text:style-name="Internet_20_link" text:visited-style-name="Visited_20_Internet_20_Link"><text:span text:style-name="T5">5.4</text:span></text:a><text:a xlink:type="simple" xlink:href="#_Toc435011842" text:style-name="Internet_20_link" text:visited-style-name="Visited_20_Internet_20_Link"><text:span text:style-name="T1"> </text:span></text:a><text:a xlink:type="simple" xlink:href="#_Toc435011842" text:style-name="Internet_20_link" text:visited-style-name="Visited_20_Internet_20_Link"><text:span text:style-name="T5">Answer to the question: Are the measures taken for satisfying EN 50128 SIL 4 sufficient?</text:span></text:a><text:a xlink:type="simple" xlink:href="#_Toc435011842" text:style-name="Internet_20_link" text:visited-style-name="Visited_20_Internet_20_Link"><text:span text:style-name="T2">. 15</text:span></text:a></text:p>
      <text:p text:style-name="Text_20_body"><text:a xlink:type="simple" xlink:href="#_Toc435011843" text:style-name="Internet_20_link" text:visited-style-name="Visited_20_Internet_20_Link"><text:span text:style-name="T5">5.5</text:span></text:a><text:a xlink:type="simple" xlink:href="#_Toc435011843" text:style-name="Internet_20_link" text:visited-style-name="Visited_20_Internet_20_Link"><text:span text:style-name="T1"> </text:span></text:a><text:a xlink:type="simple" xlink:href="#_Toc435011843" text:style-name="Internet_20_link" text:visited-style-name="Visited_20_Internet_20_Link"><text:span text:style-name="T5">OTHER Question?</text:span></text:a><text:a xlink:type="simple" xlink:href="#_Toc435011843" text:style-name="Internet_20_link" text:visited-style-name="Visited_20_Internet_20_Link"><text:span text:style-name="T2">. 15</text:span></text:a></text:p>
      <text:p text:style-name="Text_20_body"><text:a xlink:type="simple" xlink:href="#_Toc435011844" text:style-name="Internet_20_link" text:visited-style-name="Visited_20_Internet_20_Link"><text:span text:style-name="T5">6</text:span></text:a><text:a xlink:type="simple" xlink:href="#_Toc435011844" text:style-name="Internet_20_link" text:visited-style-name="Visited_20_Internet_20_Link"><text:span text:style-name="T1"> </text:span></text:a><text:a xlink:type="simple" xlink:href="#_Toc435011844" text:style-name="Internet_20_link" text:visited-style-name="Visited_20_Internet_20_Link"><text:span text:style-name="T5">Summary</text:span></text:a><text:a xlink:type="simple" xlink:href="#_Toc435011844" text:style-name="Internet_20_link" text:visited-style-name="Visited_20_Internet_20_Link"><text:span text:style-name="T2">. 16</text:span></text:a></text:p>
      <text:p text:style-name="Text_20_body"><text:a xlink:type="simple" xlink:href="#_Toc435011845" text:style-name="Internet_20_link" text:visited-style-name="Visited_20_Internet_20_Link"><text:span text:style-name="T5">7</text:span></text:a><text:a xlink:type="simple" xlink:href="#_Toc435011845" text:style-name="Internet_20_link" text:visited-style-name="Visited_20_Internet_20_Link"><text:span text:style-name="T1"> </text:span></text:a><text:a xlink:type="simple" xlink:href="#_Toc435011845" text:style-name="Internet_20_link" text:visited-style-name="Visited_20_Internet_20_Link"><text:span text:style-name="T5">Tasks, recommendations and notes</text:span></text:a><text:a xlink:type="simple" xlink:href="#_Toc435011845" text:style-name="Internet_20_link" text:visited-style-name="Visited_20_Internet_20_Link"><text:span text:style-name="T2">. 17</text:span></text:a></text:p>
      <text:p text:style-name="Text_20_body"><text:a xlink:type="simple" xlink:href="#_Toc435011846" text:style-name="Internet_20_link" text:visited-style-name="Visited_20_Internet_20_Link"><text:span text:style-name="T5">8</text:span></text:a><text:a xlink:type="simple" xlink:href="#_Toc435011846" text:style-name="Internet_20_link" text:visited-style-name="Visited_20_Internet_20_Link"><text:span text:style-name="T1"> </text:span></text:a><text:a xlink:type="simple" xlink:href="#_Toc435011846" text:style-name="Internet_20_link" text:visited-style-name="Visited_20_Internet_20_Link"><text:span text:style-name="T5">Finalization</text:span></text:a><text:a xlink:type="simple" xlink:href="#_Toc435011846" text:style-name="Internet_20_link" text:visited-style-name="Visited_20_Internet_20_Link"><text:span text:style-name="T2">. 18</text:span></text:a></text:p>
      <text:p text:style-name="Text_20_body"/>
      <text:p text:style-name="Text_20_body"/>
      <text:p text:style-name="Text_20_body"/>
      <text:h text:style-name="P8" text:outline-level="1"><text:bookmark text:name="_Toc414521296"/><text:bookmark text:name="_Toc435005079"/><text:bookmark text:name="_Toc435005371"/><text:bookmark text:name="_Toc435011800"/><text:span text:style-name="T5">1</text:span><text:span text:style-name="T9"> </text:span><text:span text:style-name="T5">Information about the Contract</text:span></text:h>
      <text:h text:style-name="P11" text:outline-level="2"><text:bookmark text:name="_Toc414521297"/><text:bookmark text:name="_Toc435005080"/><text:bookmark text:name="_Toc435005372"/><text:bookmark text:name="_Toc435011801"/><text:span text:style-name="T5">1.1</text:span><text:span text:style-name="T9"> </text:span><text:span text:style-name="T5">Customer\ Organization\ Authority</text:span></text:h>
      <text:p text:style-name="P25"><text:span text:style-name="T12">o</text:span><text:span text:style-name="T10"> </text:span><text:span text:style-name="T5">OpenETCS project</text:span></text:p>
      <text:p text:style-name="Text_20_body"/>
      <text:h text:style-name="P11" text:outline-level="2"><text:bookmark text:name="_Toc311725604"/><text:bookmark text:name="_Toc414521298"/><text:bookmark text:name="_Toc435005081"/><text:bookmark text:name="_Toc435005373"/><text:bookmark text:name="_Toc435011802"/><text:span text:style-name="T5">1.2</text:span><text:span text:style-name="T9"> </text:span><text:span text:style-name="T5">Assessor\Contractor</text:span></text:h>
      <text:p text:style-name="P16">Frédérique Vallée</text:p>
      <text:p text:style-name="P16">All4tec<text:line-break/>Immeuble Odyssée Bâtiment E<text:line-break/>2-12 Rue du Chemin des femmes<text:line-break/>91300 MASSY<text:line-break/>FRANCE</text:p>
      <text:p text:style-name="P16"/>
      <text:p text:style-name="P16">Norbert Schäfer</text:p>
      <text:p text:style-name="P16">AEbt Angewandte Eisenbahntechnik GmbH<text:line-break/>Adam-Klein-Straße 26<text:line-break/>90429 Nuremberg<text:line-break/>Germany</text:p>
      <text:p text:style-name="P18">Accredited assessor according to EN 17020</text:p>
      <text:p text:style-name="P16"/>
      <text:p text:style-name="P16"/>
      <text:p text:style-name="P19">Contact:</text:p>
      <table:table table:name="Tabelle2" table:style-name="Tabelle2">
        <table:table-column table:style-name="Tabelle2.A"/>
        <table:table-column table:style-name="Tabelle2.B" table:number-columns-repeated="2"/>
        <table:table-column table:style-name="Tabelle2.D"/>
        <table:table-row>
          <table:table-cell table:style-name="Tabelle2.A1" office:value-type="string">
            <text:p text:style-name="P3">Norbert Schäfer</text:p>
          </table:table-cell>
          <table:table-cell table:style-name="Tabelle2.A1" office:value-type="string">
            <text:p text:style-name="P3"/>
          </table:table-cell>
          <table:table-cell table:style-name="Tabelle2.A1" office:value-type="string">
            <text:p text:style-name="P3"/>
          </table:table-cell>
          <table:table-cell table:style-name="Tabelle2.A1" office:value-type="string">
            <text:p text:style-name="P3">Norbe<text:span text:style-name="T5">rt.Schaefer@aebt.de<text:line-break/>+49 911 520992 - 13</text:span></text:p>
          </table:table-cell>
        </table:table-row>
        <table:table-row>
          <table:table-cell table:style-name="Tabelle2.A1" office:value-type="string">
            <text:p text:style-name="P7">Frédérique Vallée</text:p>
            <text:p text:style-name="P3"/>
          </table:table-cell>
          <table:table-cell table:style-name="Tabelle2.A1" office:value-type="string">
            <text:p text:style-name="P3"/>
          </table:table-cell>
          <table:table-cell table:style-name="Tabelle2.A1" office:value-type="string">
            <text:p text:style-name="P3"/>
          </table:table-cell>
          <table:table-cell table:style-name="Tabelle2.A1" office:value-type="string">
            <text:p text:style-name="P4">Frederique.Vallee@all4tec.net<text:line-break/>+33 (0)1 78 85 81 43</text:p>
          </table:table-cell>
        </table:table-row>
      </table:table>
      <text:p text:style-name="Text_20_body"/>
      <text:p text:style-name="P22"/>
      <text:h text:style-name="P12" text:outline-level="2"><text:bookmark text:name="_Toc414521299"/><text:bookmark text:name="_Toc435005082"/><text:bookmark text:name="_Toc435005374"/><text:bookmark text:name="_Toc435011803"/><text:span text:style-name="T5">1.3</text:span><text:span text:style-name="T9"> </text:span><text:span text:style-name="T5">About the contract</text:span></text:h>
      <text:p text:style-name="P19">Suggestion:</text:p>
      <text:p text:style-name="P26"><text:span text:style-name="T13">·</text:span><text:span text:style-name="T11"> </text:span><text:span text:style-name="T5">Description of the openETCS organization </text:span></text:p>
      <text:p text:style-name="P26"><text:span text:style-name="T13">·</text:span><text:span text:style-name="T11"> </text:span><text:span text:style-name="T5">Mention that:</text:span></text:p>
      <text:p text:style-name="P24"><text:span text:style-name="T12">o</text:span><text:span text:style-name="T10"> </text:span><text:span text:style-name="T5">the openETCS SW is vendor independent (Normally an Assessment for SW and SW development process is done after getting an order from a specific manufacturer\Producer)</text:span></text:p>
      <text:p text:style-name="P24"><text:span text:style-name="T12">o</text:span><text:span text:style-name="T10"> </text:span><text:span text:style-name="T5">the Safety Integrity Level of the developed SW is SIL4 and therefore an expert assessment is to be prepared in accordance with EN 50128:2011 for SIL 4 </text:span></text:p>
      <text:p text:style-name="P26"><text:span text:style-name="T13">·</text:span><text:span text:style-name="T11"> </text:span><text:span text:style-name="T5">Frédérique Vallée (All4tec) and Norbert Schäfer (AEbt) have been tasked with the independent expert assessment of the software and of the software development process of the openETCS.</text:span></text:p>
      <text:p text:style-name="Text_20_body"/>
      <text:h text:style-name="P10" text:outline-level="1"><text:bookmark text:name="_Toc414521300"/><text:bookmark text:name="_Toc435005083"/><text:bookmark text:name="_Toc435005375"/><text:bookmark text:name="_Toc435011804"/><text:span text:style-name="T5">2</text:span><text:span text:style-name="T9"> </text:span><text:span text:style-name="T5">General</text:span></text:h>
      <text:h text:style-name="P11" text:outline-level="2"><text:bookmark text:name="_Toc283225355"/><text:bookmark text:name="_Toc311725609"/><text:bookmark text:name="_Toc414521301"/><text:bookmark text:name="_Toc435005084"/><text:bookmark text:name="_Toc435005376"/><text:bookmark text:name="_Toc435011805"/><text:span text:style-name="T5">2.1</text:span><text:span text:style-name="T9"> </text:span><text:span text:style-name="T5">Glossary\List of Abbreviations</text:span></text:h>
      <text:p text:style-name="P26"><text:span text:style-name="T13">·</text:span><text:span text:style-name="T11"> </text:span><text:span text:style-name="T5">Glossary from the openETCS template</text:span></text:p>
      <text:p text:style-name="P26"><text:span text:style-name="T13">·</text:span><text:span text:style-name="T11"> </text:span><text:span text:style-name="T5">Additional Abbreviations for the Assessment </text:span></text:p>
      <text:h text:style-name="P11" text:outline-level="2"><text:bookmark text:name="_Toc264817663"/><text:bookmark text:name="_Toc286731682"/><text:bookmark text:name="_Ref288057436"/><text:bookmark text:name="_Toc289264103"/><text:bookmark text:name="_Toc311725610"/><text:bookmark text:name="_Toc414521302"/><text:bookmark text:name="_Toc435005085"/><text:bookmark text:name="_Toc435005377"/><text:bookmark text:name="_Toc435011806"/><text:span text:style-name="T5">2.2</text:span><text:span text:style-name="T9"> </text:span><text:span text:style-name="T5">Referenced standards, guidelines and directives</text:span></text:h>
      <text:p text:style-name="P26"><text:span text:style-name="T13">·</text:span><text:span text:style-name="T11"> </text:span><text:span text:style-name="T5">References from the openETCS template</text:span></text:p>
      <text:p text:style-name="Text_20_body"/>
      <table:table table:name="Tabelle3" table:style-name="Tabelle3">
        <table:table-column table:style-name="Tabelle3.A"/>
        <table:table-column table:style-name="Tabelle3.B"/>
        <table:table-header-rows>
          <table:table-row>
            <table:table-cell table:style-name="Tabelle3.A1" office:value-type="string">
              <text:p text:style-name="P4">Document</text:p>
            </table:table-cell>
            <table:table-cell table:style-name="Tabelle3.B1" office:value-type="string">
              <text:p text:style-name="P4">Date</text:p>
            </table:table-cell>
          </table:table-row>
        </table:table-header-rows>
        <table:table-row>
          <table:table-cell table:style-name="Tabelle3.A2" office:value-type="string">
            <text:p text:style-name="P4">Example: <text:line-break/>EN 50128 Railway applications - Communications, signaling and processing systems - Software for railway control and protection systems</text:p>
          </table:table-cell>
          <table:table-cell table:style-name="Tabelle3.B2" office:value-type="string">
            <text:p text:style-name="P4">2011</text:p>
          </table:table-cell>
        </table:table-row>
      </table:table>
      <text:h text:style-name="P9" text:outline-level="1"><text:bookmark text:name="_Toc363040323"/><text:bookmark text:name="_Toc363040248"/><text:bookmark text:name="_Toc363040295"/><text:bookmark text:name="_Toc363040220"/><text:bookmark text:name="_Toc435005086"/><text:bookmark text:name="_Toc435005378"/><text:bookmark text:name="_Toc435011807"/><text:soft-page-break/><text:span text:style-name="T5">3</text:span><text:span text:style-name="T9"> </text:span><text:span text:style-name="T5">Introduction</text:span></text:h>
      <text:h text:style-name="P11" text:outline-level="2"><text:bookmark text:name="_Toc414521304"/><text:bookmark text:name="_Toc435005087"/><text:bookmark text:name="_Toc435005379"/><text:bookmark text:name="_Toc435011808"/><text:span text:style-name="T5">3.1</text:span><text:span text:style-name="T9"> </text:span><text:span text:style-name="T5">Initial situation</text:span></text:h>
      <text:p text:style-name="P26"><text:span text:style-name="T13">·</text:span><text:span text:style-name="T11"> </text:span><text:span text:style-name="T5">In this subchapter a briefed description of the openETCS as a system should be presented.</text:span></text:p>
      <text:p text:style-name="P24"><text:span text:style-name="T12">o</text:span><text:span text:style-name="T10"> </text:span><text:span text:style-name="T5">Hier a top level of the system architecture can be shown (Figure 2 of the ADD document)</text:span></text:p>
      <text:p text:style-name="P24"><text:span text:style-name="T12">o</text:span><text:span text:style-name="T10"> </text:span><text:span text:style-name="T5">Mention that the ETCS OBU (marked within the red dashed area) is the highest level taken into consideration for the Assessment </text:span></text:p>
      <text:p text:style-name="Text_20_body"/>
      <text:h text:style-name="P11" text:outline-level="2"><text:bookmark text:name="_Ref362959386"/><text:bookmark text:name="_Toc414521305"/><text:bookmark text:name="_Toc435005088"/><text:bookmark text:name="_Toc435005380"/><text:bookmark text:name="_Toc435011809"/><text:span text:style-name="T5">3.2</text:span><text:span text:style-name="T9"> </text:span><text:span text:style-name="T5">Scope of the assessment</text:span></text:h>
      <text:list xml:id="list2573307604628290254" text:style-name="L1">
        <text:list-item>
          <text:p text:style-name="P29"><text:span text:style-name="T5">openETCS deliverables</text:span> </text:p>
        </text:list-item>
        <text:list-item>
          <text:p text:style-name="P29"><text:span text:style-name="T5">openETCS Kernel</text:span> </text:p>
        </text:list-item>
        <text:list-item>
          <text:p text:style-name="P29"><text:span text:style-name="T5">openETCS SW and the SW development (including openETCS Tool-Chain?)</text:span> </text:p>
        </text:list-item>
      </text:list>
      <text:p text:style-name="P26"><text:span text:style-name="T13">·</text:span><text:span text:style-name="T11"> </text:span><text:span text:style-name="T5">Suggestion:</text:span></text:p>
      <text:p text:style-name="P24"><text:span text:style-name="T12">o</text:span><text:span text:style-name="T10"> </text:span><text:span text:style-name="T5">Hier the second level of the system architecture can be shown (Figure 4 of the ADD document) distinguishing between the ETCS OBU and the ETCS kernel.</text:span></text:p>
      <text:p text:style-name="Text_20_body"/>
      <text:h text:style-name="P11" text:outline-level="2"><text:bookmark text:name="_Ref406400179"/><text:bookmark text:name="_Toc414521306"/><text:bookmark text:name="_Toc435005089"/><text:bookmark text:name="_Toc435005381"/><text:bookmark text:name="_Toc435011810"/><text:span text:style-name="T5">3.3</text:span><text:span text:style-name="T9"> </text:span><text:span text:style-name="T5">Contents of the assessment and issues of concern</text:span></text:h>
      <text:p text:style-name="P17">The purpose of this assessment is to answer the following questions relating to software development:</text:p>
      <text:p text:style-name="P17">1. What measures have been taken to satisfy EN 50128?</text:p>
      <text:p text:style-name="P17">2. Are the measures taken for satisfying EN 50128 SIL 4 sufficient?</text:p>
      <text:p text:style-name="Text_20_body"/>
      <text:h text:style-name="P11" text:outline-level="2"><text:bookmark text:name="_Toc414521307"/><text:bookmark text:name="_Toc435005090"/><text:bookmark text:name="_Toc435005382"/><text:bookmark text:name="_Toc435011811"/><text:span text:style-name="T5">3.4</text:span><text:span text:style-name="T9"> </text:span><text:span text:style-name="T5">Assessment conditions and exceptions</text:span></text:h>
      <text:p text:style-name="P26"><text:span text:style-name="T13">·</text:span><text:span text:style-name="T11"> </text:span><text:span text:style-name="T5">What are the exceptions here? (I.e. HW-Integration is out of scope)</text:span></text:p>
      <text:p text:style-name="P26"><text:span text:style-name="T13">·</text:span><text:span text:style-name="T11"> </text:span><text:span text:style-name="T5">A grooming is needed here.</text:span></text:p>
      <text:p text:style-name="Text_20_body"/>
      <text:h text:style-name="P11" text:outline-level="2"><text:bookmark text:name="_Ref406509432"/><text:bookmark text:name="_Toc414521308"/><text:bookmark text:name="_Toc435005091"/><text:bookmark text:name="_Toc435005383"/><text:bookmark text:name="_Toc435011812"/><text:span text:style-name="T5">3.5</text:span><text:span text:style-name="T9"> </text:span><text:span text:style-name="T5">Documents for the software life cycle and software creation</text:span></text:h>
      <text:p text:style-name="P26"><text:span text:style-name="T13">·</text:span><text:span text:style-name="T11"> </text:span><text:span text:style-name="T5">Table of the mapped deliverables to CENELEC EN50128 life-cycle should be included here.</text:span></text:p>
      <text:p text:style-name="P26"><text:soft-page-break/><text:span text:style-name="T13">·</text:span><text:span text:style-name="T11"> </text:span><text:span text:style-name="T5">It shall be mentioned: </text:span></text:p>
      <text:p text:style-name="P24"><text:span text:style-name="T12">o</text:span><text:span text:style-name="T10"> </text:span><text:span text:style-name="T5">The following documents, which describe the software creation process, have been made available to the expert assessor.</text:span></text:p>
      <text:h text:style-name="P9" text:outline-level="1"><text:bookmark text:name="_Toc414521309"/><text:bookmark text:name="_Toc435005092"/><text:bookmark text:name="_Toc435005384"/><text:bookmark text:name="_Toc435011813"/><text:span text:style-name="T5">4</text:span><text:span text:style-name="T9"> </text:span><text:span text:style-name="T5">Expert assessment</text:span></text:h>
      <text:h text:style-name="P11" text:outline-level="2"><text:bookmark text:name="_Toc414521310"/><text:bookmark text:name="_Toc435005093"/><text:bookmark text:name="_Toc435005385"/><text:bookmark text:name="_Toc435011814"/><text:span text:style-name="T5">4.1</text:span><text:span text:style-name="T9"> </text:span><text:span text:style-name="T5">Process</text:span> </text:h>
      <text:h text:style-name="P13" text:outline-level="3"><text:bookmark text:name="_Toc435005094"/><text:bookmark text:name="_Toc435005386"/><text:bookmark text:name="_Toc435011815"/><text:span text:style-name="T5">4.1.1</text:span><text:span text:style-name="T9"> </text:span><text:span text:style-name="T5">Assessment process</text:span></text:h>
      <text:p text:style-name="Text_20_body"/>
      <text:p text:style-name="P26"><text:span text:style-name="T13">·</text:span><text:span text:style-name="T11"> </text:span><text:span text:style-name="T5">The openETCS documents from the development process should be made available to the assessor. All documents should be submitted and needs to be reviewed for content and form by the assessor as well as reflected and evaluated in the project life cycle and CENELEC standard EN 50128. The results should continually be relayed to the responsible entities within the WPs.</text:span></text:p>
      <text:p text:style-name="P26"><text:span text:style-name="T13">·</text:span><text:span text:style-name="T11"> </text:span><text:span text:style-name="T5">Due to the agile workflow in the openETCS project this assessment process should be done iteratively.</text:span></text:p>
      <text:p text:style-name="Text_20_body"/>
      <text:h text:style-name="P13" text:outline-level="3"><text:bookmark text:name="_Toc435005095"/><text:bookmark text:name="_Toc435005387"/><text:bookmark text:name="_Toc435011816"/><text:span text:style-name="T5">4.1.2</text:span><text:span text:style-name="T9"> </text:span><text:span text:style-name="T5">Review of Planning Documents</text:span></text:h>
      <text:p text:style-name="P27"><text:span text:style-name="T13">·</text:span><text:span text:style-name="T11"> </text:span><text:span text:style-name="T5">The planning documents for quality assurance (software quality assurance plan, software verification plan, software validation plan, software coding standards, software configuration management plan and software maintenance plan) should be reviewed for changes. Also the deliverables should be reviewed for plausibility and compliance with standards.</text:span></text:p>
      <text:p text:style-name="P26"><text:span text:style-name="T13">·</text:span><text:span text:style-name="T11"> </text:span><text:span text:style-name="T5">The unresolved issues of the deliverables review shall be discussed.</text:span></text:p>
      <text:p text:style-name="P26"><text:span text:style-name="T13">·</text:span><text:span text:style-name="T11"> </text:span><text:span text:style-name="T5">Measures shall be defined.</text:span></text:p>
      <text:p text:style-name="P27"><text:span text:style-name="T13">·</text:span><text:span text:style-name="T11"> </text:span><text:span text:style-name="T5">A review report needs to be created</text:span></text:p>
      <text:p text:style-name="Text_20_body"/>
      <text:p text:style-name="P28"/>
      <text:h text:style-name="P13" text:outline-level="3"><text:bookmark text:name="_Toc435011817"/><text:bookmark text:name="_Toc435005097"/><text:bookmark text:name="_Toc435005389"/><text:span text:style-name="T5">4.1.3</text:span><text:span text:style-name="T9"> </text:span><text:span text:style-name="T5">Initial Assessment</text:span> </text:h>
      <text:list xml:id="list7299621240558150835" text:style-name="L2">
        <text:list-item>
          <text:p text:style-name="P30"><text:span text:style-name="T5">Here a brief description of the start date of the Assessment process as it is described in the Assessment Plan.</text:span> </text:p>
        </text:list-item>
      </text:list>
      <text:h text:style-name="P11" text:outline-level="2"><text:bookmark text:name="_Toc414521311"/><text:bookmark text:name="_Toc435005098"/><text:bookmark text:name="_Toc435005390"/><text:bookmark text:name="_Toc435011818"/><text:span text:style-name="T5">4.2</text:span><text:span text:style-name="T9"> </text:span><text:span text:style-name="T5">Sections assessed</text:span></text:h>
      <text:p text:style-name="P26"><text:span text:style-name="T13">·</text:span><text:span text:style-name="T11"> </text:span><text:span text:style-name="T5">Here the assessed sections of the life-cycle of the SW development EN 50128 should be </text:span><text:soft-page-break/><text:span text:style-name="T5">presented.</text:span></text:p>
      <text:p text:style-name="P26"><text:span text:style-name="T13">·</text:span><text:span text:style-name="T11"> </text:span><text:span text:style-name="T5">Suggestion:</text:span></text:p>
      <text:p text:style-name="P24"><text:span text:style-name="T12">o</text:span><text:span text:style-name="T10"> </text:span><text:span text:style-name="T5">Table with sections of the SW life-cycle and a column with Yes/No Statement </text:span></text:p>
      <text:h text:style-name="P9" text:outline-level="1"><text:bookmark text:name="_Toc363040339"/><text:bookmark text:name="_Toc363040264"/><text:bookmark text:name="_Toc68246119"/><text:bookmark text:name="_Toc414521312"/><text:bookmark text:name="_Toc435005099"/><text:bookmark text:name="_Toc435005391"/><text:bookmark text:name="_Toc435011819"/><text:span text:style-name="T5">5</text:span><text:span text:style-name="T9"> </text:span><text:span text:style-name="T5">Answers to Questions</text:span></text:h>
      <text:p text:style-name="P17">Here a brief description to this chapter (three aspects of Assessment see. AssPlan) </text:p>
      <text:h text:style-name="P11" text:outline-level="2"><text:bookmark text:name="_Toc435011820"/><text:span text:style-name="T5">5.1</text:span><text:span text:style-name="T9"> </text:span><text:span text:style-name="T5">Project Quality Assessment</text:span></text:h>
      <text:h text:style-name="P13" text:outline-level="3"><text:bookmark text:name="_Toc414521314"/><text:bookmark text:name="_Toc435011821"/><text:bookmark text:name="_Toc435005101"/><text:bookmark text:name="_Toc435005393"/><text:span text:style-name="T5">5.1.1</text:span><text:span text:style-name="T9"> </text:span><text:span text:style-name="T5">Goals, conformity and SIL [EN 50128 Section 4]</text:span><text:span text:style-name="ins"> </text:span><text:span text:style-name="ins"><text:span text:style-name="T5">PQ</text:span></text:span></text:h>
      <text:p text:style-name="P20">Goal: allocating the safety related system functions to openETCS SW, as well as SW APIs shall be identified in the system documentation. Also the SW-SIL shall be specified here. </text:p>
      <text:p text:style-name="P21"/>
      <text:p text:style-name="P21"/>
      <text:p text:style-name="P19">Assessment:</text:p>
      <text:p text:style-name="Text_20_body"/>
      <text:p text:style-name="Text_20_body"/>
      <text:p text:style-name="Text_20_body"/>
      <text:h text:style-name="P13" text:outline-level="3"><text:bookmark text:name="_Toc31592442"/><text:bookmark text:name="_Toc68246121"/><text:bookmark text:name="_Toc414521315"/><text:bookmark text:name="_Toc435011822"/><text:bookmark text:name="_Toc435005102"/><text:bookmark text:name="_Toc435005394"/><text:span text:style-name="T5">5.1.2</text:span><text:span text:style-name="T9"> </text:span><text:span text:style-name="T5">Personnel and responsibility</text:span> <text:span text:style-name="T5">[EN 50128 section 5.1 and 5.2]</text:span><text:span text:style-name="ins"> </text:span><text:span text:style-name="ins"><text:span text:style-name="T5">PQ</text:span></text:span></text:h>
      <text:p text:style-name="P17">Goal: Ensure that all the staff members are accountable for the software, are organized, competent and capable of exercising this responsibility.</text:p>
      <text:p text:style-name="Text_20_body"/>
      <text:p text:style-name="Text_20_body"/>
      <text:p text:style-name="P19">Assessment:</text:p>
      <text:p text:style-name="Text_20_body"/>
      <text:h text:style-name="P13" text:outline-level="3"><text:bookmark text:name="_Toc31592443"/><text:bookmark text:name="_Toc68246122"/><text:bookmark text:name="_Toc414521316"/><text:bookmark text:name="_Toc435011823"/><text:bookmark text:name="_Toc435005103"/><text:bookmark text:name="_Toc435005395"/><text:span text:style-name="T5">5.1.3</text:span><text:span text:style-name="T9"> </text:span><text:span text:style-name="T5">Life cycle and documentation</text:span> <text:span text:style-name="T5">[EN 50128 section 5.3]</text:span><text:span text:style-name="ins"> </text:span><text:span text:style-name="ins"><text:span text:style-name="T5">PQ</text:span></text:span></text:h>
      <text:p text:style-name="P17">Goal: Organization of the software development into set phases and activities as well as registration of all the information used for the software throughout the entire life cycle of the software.</text:p>
      <text:p text:style-name="P19">Assessment:</text:p>
      <text:p text:style-name="Text_20_body"/>
      <text:p text:style-name="Text_20_body"/>
      <text:p text:style-name="Text_20_body"/>
      <text:h text:style-name="P13" text:outline-level="3"><text:bookmark text:name="_Toc31592451"/><text:bookmark text:name="_Toc68246130"/><text:bookmark text:name="_Toc414521321"/><text:bookmark text:name="_Toc435011824"/><text:bookmark text:name="_Toc435005108"/><text:bookmark text:name="_Toc435005400"/><text:soft-page-break/><text:span text:style-name="T5">5.1.4</text:span><text:span text:style-name="T9"> </text:span><text:span text:style-name="T5">Software quality assurance</text:span> <text:span text:style-name="T5">[EN 50128 section 6.5]</text:span><text:span text:style-name="ins"> </text:span><text:span text:style-name="ins"><text:span text:style-name="T5">PQ</text:span></text:span></text:h>
      <text:p text:style-name="P17">Goal: Identification, monitoring and controlling of all technical and management activities that are necessary in order to ensure that the software attains the required quality. This is necessary to guarantee the required qualitative defense against systematic faults and to ensure that an audit can be set up to make it possible to efficiently take verification and validation measures. </text:p>
      <text:p text:style-name="Text_20_body"/>
      <text:p text:style-name="P19">Assessment:</text:p>
      <text:p text:style-name="Text_20_body"/>
      <text:p text:style-name="P17">The description of the process of configuration management (above list) is not described in enough detail and is to be improved.</text:p>
      <text:p text:style-name="Text_20_body"/>
      <text:h text:style-name="P13" text:outline-level="3"><text:bookmark text:name="_Toc414521322"/><text:bookmark text:name="_Toc435011825"/><text:bookmark text:name="_Toc435005109"/><text:bookmark text:name="_Toc435005401"/><text:span text:style-name="T5">5.1.5</text:span><text:span text:style-name="T9"> </text:span><text:span text:style-name="T5">Changes and change management [EN 50128 sect. 6.6]</text:span><text:span text:style-name="ins"> </text:span><text:span text:style-name="ins"><text:span text:style-name="T5">PQ</text:span></text:span></text:h>
      <text:p text:style-name="P17">Goal: Ensure that the software functions as required and that the software safety requirement and reliability is retained upon modification of the software.</text:p>
      <text:p text:style-name="Text_20_body"/>
      <text:p text:style-name="P19">Assessment:</text:p>
      <text:p text:style-name="Text_20_body"/>
      <text:h text:style-name="P11" text:outline-level="2"><text:bookmark text:name="_Toc435011826"/><text:span text:style-name="T5">5.2</text:span><text:span text:style-name="T9"> </text:span><text:span text:style-name="T5">V&amp;V Assessment</text:span></text:h>
      <text:p text:style-name="Text_20_body"/>
      <text:h text:style-name="P13" text:outline-level="3"><text:bookmark text:name="_Toc414521317"/><text:bookmark text:name="_Toc435011827"/><text:bookmark text:name="_Toc435005104"/><text:bookmark text:name="_Toc435005396"/><text:span text:style-name="T5">5.2.1</text:span><text:span text:style-name="T9"> </text:span><text:span text:style-name="T5">Software test [EN 50128 sect. 6.1]</text:span><text:span text:style-name="ins"> </text:span><text:span text:style-name="ins"><text:span text:style-name="T5">V&amp;V</text:span></text:span></text:h>
      <text:p text:style-name="P17">The goal of the software test is to check the behavior or performance of the software.</text:p>
      <text:p text:style-name="Text_20_body"/>
      <text:p text:style-name="P19">Assessment:</text:p>
      <text:h text:style-name="P13" text:outline-level="3"><text:bookmark text:name="_Toc414521318"/><text:bookmark text:name="_Toc435011828"/><text:bookmark text:name="_Toc435005105"/><text:bookmark text:name="_Toc435005397"/><text:span text:style-name="T5">5.2.2</text:span><text:span text:style-name="T9"> </text:span><text:span text:style-name="T5">Software verification [EN 50128 sect. 6.2]</text:span><text:span text:style-name="ins"> </text:span><text:span text:style-name="ins"><text:span text:style-name="T5">V&amp;V</text:span></text:span></text:h>
      <text:p text:style-name="P17">The goal of the software verification is the investigation and evaluation based on demonstrating that the results of a certain development phase are sufficient.</text:p>
      <text:p text:style-name="P19">Assessment:</text:p>
      <text:p text:style-name="Text_20_body"/>
      <text:h text:style-name="P13" text:outline-level="3"><text:bookmark text:name="_Ref406432231"/><text:bookmark text:name="_Toc414521319"/><text:bookmark text:name="_Toc435011829"/><text:bookmark text:name="_Toc435005106"/><text:bookmark text:name="_Toc435005398"/><text:span text:style-name="T5">5.2.3</text:span><text:span text:style-name="T9"> </text:span><text:span text:style-name="T5">Software validation [EN 50128 sect. 6.3]</text:span><text:span text:style-name="ins"> </text:span><text:span text:style-name="ins"><text:span text:style-name="T5">V&amp;V</text:span></text:span></text:h>
      <text:p text:style-name="P17">The goal of the software validation is to demonstrate that the processes and output variables of the software comply with the set SIL, satisfy the software requirements and are suitable for the intended application. The main validation activities consist of analysis and/or testing and evaluation of the <text:soft-page-break/>safety criticality of all the faults and deficiencies.</text:p>
      <text:p text:style-name="P21"/>
      <text:p text:style-name="P19">Assessment:</text:p>
      <text:p text:style-name="Text_20_body"/>
      <text:h text:style-name="P13" text:outline-level="3"><text:bookmark text:name="_Toc414521327"/><text:bookmark text:name="_Toc435011830"/><text:bookmark text:name="_Toc435005114"/><text:bookmark text:name="_Toc435005406"/><text:span text:style-name="T5">5.2.4</text:span><text:span text:style-name="T9"> </text:span><text:span text:style-name="T5">Software implementation and test (EN 50128 sect. 7.5)</text:span><text:span text:style-name="ins"> </text:span><text:span text:style-name="ins"><text:span text:style-name="T5">V&amp;V</text:span></text:span></text:h>
      <text:p text:style-name="P17">Goal: Creation of software that is analyzable, testable, verifiable and repairable. This phase also covers component tests.</text:p>
      <text:p text:style-name="Text_20_body"/>
      <text:p text:style-name="Text_20_body"/>
      <text:p text:style-name="P19">Assessment:</text:p>
      <text:p text:style-name="Text_20_body"/>
      <text:p text:style-name="Text_20_body"/>
      <text:h text:style-name="P13" text:outline-level="3"><text:bookmark text:name="_Toc31592448"/><text:bookmark text:name="_Toc68246127"/><text:bookmark text:name="_Toc414521328"/><text:bookmark text:name="_Toc435011831"/><text:bookmark text:name="_Toc435005115"/><text:bookmark text:name="_Toc435005407"/>5.2.5<text:span text:style-name="T8"> </text:span>Software integration (EN 50128 sect. 7.6)<text:span text:style-name="ins"> V&amp;V</text:span></text:h>
      <text:p text:style-name="P17">Goal: Execution of the software integration and software/hardware integration. Demonstration that the software and the hardware properly work together to perform their intended functions.</text:p>
      <text:p text:style-name="Text_20_body"/>
      <text:p text:style-name="Text_20_body"/>
      <text:p text:style-name="P19">Assessment:</text:p>
      <text:p text:style-name="Text_20_body"/>
      <text:h text:style-name="P11" text:outline-level="2"><text:bookmark text:name="_Toc435011832"/><text:span text:style-name="T5">5.3</text:span><text:span text:style-name="T9"> </text:span><text:span text:style-name="T5">Safety Activities Assessment</text:span></text:h>
      <text:p text:style-name="Text_20_body"/>
      <text:h text:style-name="P13" text:outline-level="3"><text:bookmark text:name="_Toc414521320"/><text:bookmark text:name="_Toc435011833"/><text:bookmark text:name="_Toc435005107"/><text:bookmark text:name="_Toc435005399"/><text:span text:style-name="T5">5.3.1</text:span><text:span text:style-name="T9"> </text:span><text:span text:style-name="T5">Software assessment [EN 50128 sect. 6.4]</text:span><text:span text:style-name="ins"> </text:span><text:span text:style-name="ins"><text:span text:style-name="T5">SA</text:span></text:span></text:h>
      <text:p text:style-name="P17">Goal: Evaluation of the process of the life cycle and the products arising from it allow the conclusion that the software exhibits the set SIL 1 to 4 and is suitable for it intended use.</text:p>
      <text:p text:style-name="Text_20_body"/>
      <text:p text:style-name="P19">Assessment:</text:p>
      <text:p text:style-name="P21"/>
      <text:h text:style-name="P13" text:outline-level="3"><text:bookmark text:name="_Ref406340067"/><text:bookmark text:name="_Toc414521323"/><text:bookmark text:name="_Toc435011834"/><text:bookmark text:name="_Toc435005110"/><text:bookmark text:name="_Toc435005402"/><text:span text:style-name="T5">5.3.2</text:span><text:span text:style-name="T9"> </text:span><text:span text:style-name="T5">Supporting tools and languages [EN 50128 sect. 6.7]</text:span><text:span text:style-name="ins"> </text:span><text:span text:style-name="ins"><text:span text:style-name="T5">SA</text:span></text:span></text:h>
      <text:p text:style-name="P17">Goal: Software tools must be appropriately selected for the software development process, the tools should be able to work together, the use of tools in classes T2 and T3 must be justified and for T3 proof of suitability must be present.</text:p>
      <text:p text:style-name="P16"><text:soft-page-break/></text:p>
      <text:p text:style-name="Text_20_body"/>
      <text:p text:style-name="P19">Assessment:</text:p>
      <text:p text:style-name="Text_20_body"/>
      <text:h text:style-name="P13" text:outline-level="3"><text:bookmark text:name="_Toc31592444"/><text:bookmark text:name="_Toc68246123"/><text:bookmark text:name="_Toc414521324"/><text:bookmark text:name="_Toc435011835"/><text:bookmark text:name="_Toc435005111"/><text:bookmark text:name="_Toc435005403"/><text:span text:style-name="T5">5.3.3</text:span><text:span text:style-name="T9"> </text:span><text:span text:style-name="T5">Software requirement</text:span> <text:span text:style-name="T5">(EN 50128 sect. 7.2)</text:span><text:span text:style-name="ins"> </text:span><text:span text:style-name="ins"><text:span text:style-name="T5">SA</text:span></text:span></text:h>
      <text:p text:style-name="P17">Goal: Description of a complete set of requirements for the software that satisfies all the system and safety requirements and provides an extensive set of documents for each later phase.</text:p>
      <text:p text:style-name="Text_20_body"/>
      <text:p text:style-name="Text_20_body"/>
      <text:p text:style-name="Text_20_body"/>
      <text:p text:style-name="P19">Assessment:</text:p>
      <text:p text:style-name="Text_20_body"/>
      <text:h text:style-name="P13" text:outline-level="3"><text:bookmark text:name="_Toc31592445"/><text:bookmark text:name="_Toc68246124"/><text:bookmark text:name="_Toc414521325"/><text:bookmark text:name="_Toc435011836"/><text:bookmark text:name="_Toc435005112"/><text:bookmark text:name="_Toc435005404"/><text:span text:style-name="T5">5.3.4</text:span><text:span text:style-name="T9"> </text:span><text:span text:style-name="T5">Software architecture</text:span> <text:span text:style-name="T5">and design (EN 50128 sect. 7.3)</text:span><text:span text:style-name="ins"> </text:span><text:span text:style-name="ins"><text:span text:style-name="T5">SA</text:span></text:span></text:h>
      <text:p text:style-name="P17">Goal: Development of a software architecture. Identify and evaluate what the interaction between hardware and software means for safety. Selection of a design process. Design of the software of a defined SIL. Ensure that the resulting system and its software can easily be tested from the outset.</text:p>
      <text:p text:style-name="Text_20_body"/>
      <text:p text:style-name="P19">Assessment:</text:p>
      <text:p text:style-name="Text_20_body"/>
      <text:p text:style-name="Text_20_body"/>
      <text:h text:style-name="P13" text:outline-level="3"><text:bookmark text:name="_Toc31592446"/><text:bookmark text:name="_Toc68246125"/><text:bookmark text:name="_Toc414521326"/><text:bookmark text:name="_Toc435011837"/><text:bookmark text:name="_Toc435005113"/><text:bookmark text:name="_Toc435005405"/><text:span text:style-name="T5">5.3.5</text:span><text:span text:style-name="T9"> </text:span><text:span text:style-name="T5">Software components design (EN 50128 sect. 7.4)</text:span><text:span text:style-name="ins"> </text:span><text:span text:style-name="ins"><text:span text:style-name="T5">SA</text:span></text:span></text:h>
      <text:p text:style-name="P17">Goal: development of a software component design and software component test specifications, with which the requirements of the software design specifications are satisfied to the extent required by the SIL.</text:p>
      <text:p text:style-name="Text_20_body"/>
      <text:p text:style-name="Text_20_body"/>
      <text:p text:style-name="P19">Assessment:</text:p>
      <text:p text:style-name="Text_20_body"/>
      <text:p text:style-name="Text_20_body"/>
      <text:h text:style-name="P13" text:outline-level="3"><text:bookmark text:name="_Toc414521329"/><text:bookmark text:name="_Toc435011838"/><text:bookmark text:name="_Toc435005116"/><text:bookmark text:name="_Toc435005408"/><text:bookmark text:name="_Toc31592449"/><text:bookmark text:name="_Toc68246128"/><text:span text:style-name="T5">5.3.6</text:span><text:span text:style-name="T9"> </text:span><text:span text:style-name="T5">Overall software test [EN 50128 sect. 7.7]</text:span><text:span text:style-name="ins"> </text:span><text:span text:style-name="ins"><text:span text:style-name="T5">SA</text:span></text:span></text:h>
      <text:p text:style-name="P17">Analysis and test of the integrated SW and HW in order to ensure accordance with the software requirement specifications, especially the functional and safety aspects as per the SIL.</text:p>
      <text:p text:style-name="Text_20_body"><text:soft-page-break/></text:p>
      <text:p text:style-name="P19">Assessment:</text:p>
      <text:p text:style-name="Text_20_body"/>
      <text:h text:style-name="P13" text:outline-level="3"><text:bookmark text:name="_Ref406660172"/><text:bookmark text:name="_Toc414521330"/><text:bookmark text:name="_Toc435011839"/><text:bookmark text:name="_Toc435005117"/><text:bookmark text:name="_Toc435005409"/><text:span text:style-name="T5">5.3.7</text:span><text:span text:style-name="T9"> </text:span><text:span text:style-name="T5">Application data or algorithms – systems configured by application data or algorithms [EN 50128 sect. 8]</text:span><text:span text:style-name="ins"> </text:span><text:span text:style-name="ins"><text:span text:style-name="T5">SA</text:span></text:span></text:h>
      <text:p text:style-name="Text_20_body"/>
      <text:p text:style-name="Text_20_body"/>
      <text:p text:style-name="P21"/>
      <text:p text:style-name="P19">Assessment:</text:p>
      <text:p text:style-name="Text_20_body"/>
      <text:p text:style-name="Text_20_body"/>
      <text:h text:style-name="P13" text:outline-level="3"><text:bookmark text:name="_Toc414521331"/><text:bookmark text:name="_Toc435011840"/><text:bookmark text:name="_Toc435005118"/><text:bookmark text:name="_Toc435005410"/><text:span text:style-name="T5">5.3.8</text:span><text:span text:style-name="T9"> </text:span><text:span text:style-name="T5">Deployment of the software [EN 50128 sect. 9.1]</text:span><text:span text:style-name="ins"> </text:span><text:span text:style-name="ins"><text:span text:style-name="T5">SA</text:span></text:span></text:h>
      <text:p text:style-name="P17">Goal: Ensure that the software works as intended, adheres to the required SIL and reliability when it is deployed in the final environment of application</text:p>
      <text:p text:style-name="Text_20_body"/>
      <text:p text:style-name="Text_20_body"/>
      <text:p text:style-name="P19">Assessment:</text:p>
      <text:p text:style-name="Text_20_body"/>
      <text:p text:style-name="Text_20_body"/>
      <text:h text:style-name="P13" text:outline-level="3"><text:bookmark text:name="_Toc414521332"/><text:bookmark text:name="_Toc435011841"/><text:bookmark text:name="_Toc435005119"/><text:bookmark text:name="_Toc435005411"/><text:span text:style-name="T5">5.3.9</text:span><text:span text:style-name="T9"> </text:span><text:span text:style-name="T5">Maintenance of the software [EN 50128 sect. 9.2]</text:span><text:span text:style-name="ins"> </text:span><text:span text:style-name="ins"><text:span text:style-name="T5">PQ or SA</text:span></text:span></text:h>
      <text:p text:style-name="P17">Goal: Verification that the software functions as required and the obligatory SIL and reliability are maintained if corrections, extensions or adjustments are performed on the software.</text:p>
      <text:p text:style-name="Text_20_body"/>
      <text:p text:style-name="Text_20_body"/>
      <text:p text:style-name="P19">Assessment:</text:p>
      <text:p text:style-name="Text_20_body"/>
      <text:h text:style-name="P12" text:outline-level="2"><text:bookmark text:name="_Toc414521333"/><text:bookmark text:name="_Toc435005120"/><text:bookmark text:name="_Toc435005412"/><text:bookmark text:name="_Toc435011842"/><text:span text:style-name="T5">5.4</text:span><text:span text:style-name="T9"> </text:span><text:span text:style-name="T5">Answer to the question: <text:line-break/>Are the measures taken for satisfying EN 50128 SIL 4 sufficient?</text:span></text:h>
      <text:p text:style-name="P17">Answer to the above question</text:p>
      <text:h text:style-name="P12" text:outline-level="2"><text:bookmark text:name="_Toc414521334"/><text:bookmark text:name="_Toc435005121"/><text:bookmark text:name="_Toc435005413"/><text:bookmark text:name="_Toc435011843"/><text:soft-page-break/><text:span text:style-name="T5">5.5</text:span><text:span text:style-name="T9"> </text:span><text:span text:style-name="T5">OTHER Question?</text:span></text:h>
      <text:p text:style-name="P26"><text:span text:style-name="T13">·</text:span><text:span text:style-name="T11"> </text:span><text:span text:style-name="T5">E.g.: Agile development in openETCS and its conformity to the EN 50128 </text:span></text:p>
      <text:p text:style-name="P26"><text:span text:style-name="T13">·</text:span><text:span text:style-name="T11"> </text:span>…<text:span text:style-name="T5">.</text:span></text:p>
      <text:h text:style-name="P9" text:outline-level="1"><text:bookmark text:name="_Toc68246140"/><text:bookmark text:name="_Toc414521335"/><text:bookmark text:name="_Toc435005122"/><text:bookmark text:name="_Toc435005414"/><text:bookmark text:name="_Toc435011844"/><text:span text:style-name="T5">6</text:span><text:span text:style-name="T9"> </text:span><text:span text:style-name="T5">Summary</text:span></text:h>
      <text:p text:style-name="Text_20_body"/>
      <text:h text:style-name="P9" text:outline-level="1"><text:bookmark text:name="_Toc68246141"/><text:bookmark text:name="_Ref406400243"/><text:bookmark text:name="_Toc414521336"/><text:bookmark text:name="_Toc435005123"/><text:bookmark text:name="_Toc435005415"/><text:bookmark text:name="_Toc435011845"/><text:span text:style-name="T5">7</text:span><text:span text:style-name="T9"> </text:span><text:span text:style-name="T5">Tasks, recommendations</text:span> <text:span text:style-name="T5">and notes</text:span></text:h>
      <text:p text:style-name="Text_20_body"/>
      <text:list xml:id="list6151992038094291708" text:style-name="L3">
        <text:list-item>
          <text:p text:style-name="P31"><text:span text:style-name="T5">Should this section be described in a new deliverable “</text:span><text:span text:style-name="T6">Recommendation for the Assessment</text:span><text:span text:style-name="T5">”?</text:span> </text:p>
        </text:list-item>
      </text:list>
      <text:h text:style-name="P9" text:outline-level="1"><text:bookmark text:name="_Toc68246145"/><text:bookmark text:name="_Toc414521340"/><text:bookmark text:name="_Toc435005124"/><text:bookmark text:name="_Toc435005416"/><text:bookmark text:name="_Toc435011846"/><text:span text:style-name="T5">8</text:span><text:span text:style-name="T9"> </text:span><text:span text:style-name="T5">Finalization</text:span></text:h>
      <table:table table:name="Tabelle4" table:style-name="Tabelle4">
        <table:table-column table:style-name="Tabelle4.A"/>
        <table:table-column table:style-name="Tabelle4.B"/>
        <table:table-column table:style-name="Tabelle4.C"/>
        <table:table-column table:style-name="Tabelle4.A"/>
        <table:table-row>
          <table:table-cell table:style-name="Tabelle4.A1" table:number-columns-spanned="4" office:value-type="string">
            <text:p text:style-name="P4">Nuremberg, xx.xx.2015</text:p>
          </table:table-cell>
          <table:covered-table-cell/>
          <table:covered-table-cell/>
          <table:covered-table-cell/>
        </table:table-row>
        <table:table-row>
          <table:table-cell table:style-name="Tabelle4.A2" office:value-type="string">
            <text:p text:style-name="Table_20_Contents"/>
          </table:table-cell>
          <table:table-cell table:style-name="Tabelle4.A1" office:value-type="string">
            <text:p text:style-name="P3"/>
            <text:p text:style-name="P3"/>
            <text:p text:style-name="P3"/>
            <text:p text:style-name="P4">Expert assessor</text:p>
            <text:p text:style-name="P4">Norbert Schäfer</text:p>
          </table:table-cell>
          <table:table-cell table:style-name="Tabelle4.A1" table:number-rows-spanned="2" office:value-type="string">
            <text:p text:style-name="P3"/>
          </table:table-cell>
          <table:table-cell table:style-name="Tabelle4.A2" office:value-type="string">
            <text:p text:style-name="Table_20_Contents"/>
          </table:table-cell>
        </table:table-row>
        <table:table-row>
          <table:table-cell table:style-name="Tabelle4.A2" office:value-type="string">
            <text:p text:style-name="Table_20_Contents"/>
          </table:table-cell>
          <table:table-cell table:style-name="Tabelle4.A1" office:value-type="string">
            <text:p text:style-name="P3"/>
            <text:p text:style-name="P3"/>
            <text:p text:style-name="P3"/>
            <text:p text:style-name="P3"/>
            <text:p text:style-name="P4">Expert assessor</text:p>
            <text:p text:style-name="P7">Frédérique Vallée</text:p>
            <text:p text:style-name="P3"/>
          </table:table-cell>
          <table:covered-table-cell/>
          <table:table-cell table:style-name="Tabelle4.A2" office:value-type="string">
            <text:p text:style-name="P1"/>
          </table:table-cell>
        </table:table-row>
        <table:table-row>
          <table:table-cell table:style-name="Tabelle4.A2" office:value-type="string">
            <text:p text:style-name="Table_20_Contents"/>
          </table:table-cell>
          <table:table-cell table:style-name="Tabelle4.A1" table:number-columns-spanned="2" office:value-type="string">
            <text:p text:style-name="P3"/>
            <text:p text:style-name="P3"/>
            <text:p text:style-name="P3"><text:soft-page-break/></text:p>
          </table:table-cell>
          <table:covered-table-cell/>
          <table:table-cell table:style-name="Tabelle4.A2" office:value-type="string">
            <text:p text:style-name="Table_20_Contents"/>
          </table:table-cell>
        </table:table-row>
        <table:table-row>
          <table:table-cell table:style-name="Tabelle4.A2" office:value-type="string">
            <text:p text:style-name="P2"/>
          </table:table-cell>
          <table:table-cell table:style-name="Tabelle4.A2" office:value-type="string">
            <text:p text:style-name="P2"/>
          </table:table-cell>
          <table:table-cell table:style-name="Tabelle4.A2" office:value-type="string">
            <text:p text:style-name="P2"/>
          </table:table-cell>
          <table:table-cell table:style-name="Tabelle4.A2" office:value-type="string">
            <text:p text:style-name="P2"/>
          </table:table-cell>
        </table:table-row>
      </table:table>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Behrens</meta:initial-creator>
    <meta:creation-date>2015-11-11T13:42:19.064000000</meta:creation-date>
    <dc:date>2015-11-11T14:10:09.456000000</dc:date>
    <dc:creator>Marc Behrens</dc:creator>
    <meta:editing-duration>PT2M42S</meta:editing-duration>
    <meta:editing-cycles>2</meta:editing-cycles>
    <meta:generator>LibreOffice/4.4.1.2$Windows_x86 LibreOffice_project/45e2de17089c24a1fa810c8f975a7171ba4cd432</meta:generator>
    <meta:document-statistic meta:table-count="4" meta:image-count="0" meta:object-count="0" meta:page-count="16" meta:paragraph-count="242" meta:word-count="2387" meta:character-count="17268" meta:non-whitespace-character-count="15105"/>
  </office:meta>
</office:document-meta>
</file>